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21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839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ff0000"/>
    </style:style>
    <style:style style:name="ce3" style:family="table-cell" style:parent-style-name="Default">
      <style:text-properties fo:color="#ff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2">
          <table:table-cell table:style-name="ce1" office:value-type="string">
            <text:p>Number of upward oriented pixels in top half of image (no black)</text:p>
          </table:table-cell>
          <table:table-cell table:style-name="ce1" office:value-type="string">
            <text:p>Number of upward oriented pixels in bottom half (no black)</text:p>
          </table:table-cell>
          <table:table-cell table:style-name="ce1" office:value-type="string">
            <text:p>Total number of edge pixels</text:p>
          </table:table-cell>
          <table:table-cell table:style-name="ce2" office:value-type="string">
            <text:p>number of horizontally oriented pixels</text:p>
          </table:table-cell>
          <table:table-cell table:style-name="ce1" office:value-type="string">
            <text:p>Number of vertically oriented pixels</text:p>
          </table:table-cell>
          <table:table-cell table:style-name="ce1" office:value-type="string">
            <text:p>Number of horizontally oriented pixels (no black)</text:p>
          </table:table-cell>
          <table:table-cell table:style-name="ce1" office:value-type="string">
            <text:p>number of upward oriented pixels (minus black pixels)</text:p>
          </table:table-cell>
          <table:table-cell table:style-name="ce1" office:value-type="string">
            <text:p>% upward oriented edge pixels</text:p>
          </table:table-cell>
          <table:table-cell table:style-name="ce1" office:value-type="string">
            <text:p>horizontal edge pixels / vertical edge pixels</text:p>
          </table:table-cell>
          <table:table-cell table:style-name="ce1" office:value-type="string">
            <text:p>% horizontal oriented edge pixels</text:p>
          </table:table-cell>
          <table:table-cell table:style-name="ce1" office:value-type="string">
            <text:p>% edge pixels</text:p>
          </table:table-cell>
          <table:table-cell table:style-name="ce1" office:value-type="string">
            <text:p>average edge pixel value</text:p>
          </table:table-cell>
          <table:table-cell table:style-name="ce1" office:value-type="string">
            <text:p>average nonzero edge pixel value</text:p>
          </table:table-cell>
          <table:table-cell table:style-name="ce1" office:value-type="string">
            <text:p>number of white (255) pixels</text:p>
          </table:table-cell>
          <table:table-cell table:style-name="ce1" office:value-type="string">
            <text:p>number of black (0) pixels</text:p>
          </table:table-cell>
          <table:table-cell table:style-name="ce1" table:number-columns-repeated="1009"/>
        </table:table-row>
        <table:table-row table:style-name="ro4">
          <table:table-cell table:number-columns-repeated="2" office:value-type="string">
            <text:p>Sydney/</text:p>
          </table:table-cell>
          <table:table-cell office:value-type="string">
            <text:p>Sydney </text:p>
          </table:table-cell>
          <table:table-cell table:number-columns-repeated="4" office:value-type="string">
            <text:p>Sydney/</text:p>
          </table:table-cell>
          <table:table-cell table:number-columns-repeated="4" office:value-type="string">
            <text:p>Sydney</text:p>
          </table:table-cell>
          <table:table-cell table:number-columns-repeated="4" office:value-type="string">
            <text:p>Sydney/</text:p>
          </table:table-cell>
          <table:table-cell table:number-columns-repeated="1009"/>
        </table:table-row>
        <table:table-row table:style-name="ro4">
          <table:table-cell office:value-type="float" office:value="12038">
            <text:p>12038</text:p>
          </table:table-cell>
          <table:table-cell office:value-type="float" office:value="24390">
            <text:p>24390</text:p>
          </table:table-cell>
          <table:table-cell office:value-type="float" office:value="112394">
            <text:p>112394</text:p>
          </table:table-cell>
          <table:table-cell office:value-type="float" office:value="284156">
            <text:p>284156</text:p>
          </table:table-cell>
          <table:table-cell office:value-type="float" office:value="67911">
            <text:p>67911</text:p>
          </table:table-cell>
          <table:table-cell office:value-type="float" office:value="24453">
            <text:p>24453</text:p>
          </table:table-cell>
          <table:table-cell office:value-type="float" office:value="38233">
            <text:p>38233</text:p>
          </table:table-cell>
          <table:table-cell table:formula="of:=[.G3]/[.C3]" office:value-type="float" office:value="0.340169404060715">
            <text:p>0.3401694041</text:p>
          </table:table-cell>
          <table:table-cell table:formula="of:=[.F3]/[.E3]" office:value-type="float" office:value="0.360074214781111">
            <text:p>0.3600742148</text:p>
          </table:table-cell>
          <table:table-cell table:formula="of:=[.F3]/[.C3]" office:value-type="float" office:value="0.217564994572664">
            <text:p>0.2175649946</text:p>
          </table:table-cell>
          <table:table-cell table:formula="of:=[.C3]/400000" office:value-type="float" office:value="0.280985">
            <text:p>0.280985</text:p>
          </table:table-cell>
          <table:table-cell office:value-type="float" office:value="4.75798125">
            <text:p>4.75798125</text:p>
          </table:table-cell>
          <table:table-cell office:value-type="float" office:value="20.3198658291">
            <text:p>20.3198658291</text:p>
          </table:table-cell>
          <table:table-cell office:value-type="float" office:value="1769">
            <text:p>1769</text:p>
          </table:table-cell>
          <table:table-cell office:value-type="float" office:value="367606">
            <text:p>367606</text:p>
          </table:table-cell>
          <table:table-cell table:number-columns-repeated="1009"/>
        </table:table-row>
        <table:table-row table:style-name="ro4">
          <table:table-cell office:value-type="float" office:value="11294">
            <text:p>11294</text:p>
          </table:table-cell>
          <table:table-cell office:value-type="float" office:value="26314">
            <text:p>26314</text:p>
          </table:table-cell>
          <table:table-cell office:value-type="float" office:value="118193">
            <text:p>118193</text:p>
          </table:table-cell>
          <table:table-cell office:value-type="float" office:value="275530">
            <text:p>275530</text:p>
          </table:table-cell>
          <table:table-cell office:value-type="float" office:value="71171">
            <text:p>71171</text:p>
          </table:table-cell>
          <table:table-cell office:value-type="float" office:value="23732">
            <text:p>23732</text:p>
          </table:table-cell>
          <table:table-cell office:value-type="float" office:value="39044">
            <text:p>39044</text:p>
          </table:table-cell>
          <table:table-cell table:formula="of:=[.G4]/[.C4]" office:value-type="float" office:value="0.330341052346586">
            <text:p>0.3303410523</text:p>
          </table:table-cell>
          <table:table-cell table:formula="of:=[.F4]/[.E4]" office:value-type="float" office:value="0.333450422222534">
            <text:p>0.3334504222</text:p>
          </table:table-cell>
          <table:table-cell table:formula="of:=[.F4]/[.C4]" office:value-type="float" office:value="0.200790232924116">
            <text:p>0.2007902329</text:p>
          </table:table-cell>
          <table:table-cell table:formula="of:=[.C4]/400000" office:value-type="float" office:value="0.2954825">
            <text:p>0.2954825</text:p>
          </table:table-cell>
          <table:table-cell office:value-type="float" office:value="4.65998541667">
            <text:p>4.6599854167</text:p>
          </table:table-cell>
          <table:table-cell office:value-type="float" office:value="18.9249194115">
            <text:p>18.9249194115</text:p>
          </table:table-cell>
          <table:table-cell office:value-type="float" office:value="1136">
            <text:p>1136</text:p>
          </table:table-cell>
          <table:table-cell office:value-type="float" office:value="361807">
            <text:p>361807</text:p>
          </table:table-cell>
          <table:table-cell table:number-columns-repeated="1009"/>
        </table:table-row>
        <table:table-row table:style-name="ro4">
          <table:table-cell office:value-type="float" office:value="13405">
            <text:p>13405</text:p>
          </table:table-cell>
          <table:table-cell office:value-type="float" office:value="28925">
            <text:p>28925</text:p>
          </table:table-cell>
          <table:table-cell office:value-type="float" office:value="116364">
            <text:p>116364</text:p>
          </table:table-cell>
          <table:table-cell office:value-type="float" office:value="277577">
            <text:p>277577</text:p>
          </table:table-cell>
          <table:table-cell office:value-type="float" office:value="67407">
            <text:p>67407</text:p>
          </table:table-cell>
          <table:table-cell office:value-type="float" office:value="26406">
            <text:p>26406</text:p>
          </table:table-cell>
          <table:table-cell office:value-type="float" office:value="40333">
            <text:p>40333</text:p>
          </table:table-cell>
          <table:table-cell table:formula="of:=[.G5]/[.C5]" office:value-type="float" office:value="0.346610635591764">
            <text:p>0.3466106356</text:p>
          </table:table-cell>
          <table:table-cell table:formula="of:=[.F5]/[.E5]" office:value-type="float" office:value="0.391739730295073">
            <text:p>0.3917397303</text:p>
          </table:table-cell>
          <table:table-cell table:formula="of:=[.F5]/[.C5]" office:value-type="float" office:value="0.226925853356708">
            <text:p>0.2269258534</text:p>
          </table:table-cell>
          <table:table-cell table:formula="of:=[.C5]/400000" office:value-type="float" office:value="0.29091">
            <text:p>0.29091</text:p>
          </table:table-cell>
          <table:table-cell office:value-type="float" office:value="5.0946625">
            <text:p>5.0946625</text:p>
          </table:table-cell>
          <table:table-cell office:value-type="float" office:value="21.0154171393">
            <text:p>21.0154171393</text:p>
          </table:table-cell>
          <table:table-cell office:value-type="float" office:value="1923">
            <text:p>1923</text:p>
          </table:table-cell>
          <table:table-cell office:value-type="float" office:value="363636">
            <text:p>363636</text:p>
          </table:table-cell>
          <table:table-cell table:number-columns-repeated="1009"/>
        </table:table-row>
        <table:table-row table:style-name="ro4">
          <table:table-cell office:value-type="float" office:value="8662">
            <text:p>8662</text:p>
          </table:table-cell>
          <table:table-cell office:value-type="float" office:value="20512">
            <text:p>20512</text:p>
          </table:table-cell>
          <table:table-cell office:value-type="float" office:value="105811">
            <text:p>105811</text:p>
          </table:table-cell>
          <table:table-cell office:value-type="float" office:value="292701">
            <text:p>292701</text:p>
          </table:table-cell>
          <table:table-cell office:value-type="float" office:value="66219">
            <text:p>66219</text:p>
          </table:table-cell>
          <table:table-cell office:value-type="float" office:value="21892">
            <text:p>21892</text:p>
          </table:table-cell>
          <table:table-cell office:value-type="float" office:value="34465">
            <text:p>34465</text:p>
          </table:table-cell>
          <table:table-cell table:formula="of:=[.G6]/[.C6]" office:value-type="float" office:value="0.325722278402056">
            <text:p>0.3257222784</text:p>
          </table:table-cell>
          <table:table-cell table:formula="of:=[.F6]/[.E6]" office:value-type="float" office:value="0.330599978858032">
            <text:p>0.3305999789</text:p>
          </table:table-cell>
          <table:table-cell table:formula="of:=[.F6]/[.C6]" office:value-type="float" office:value="0.206897203504362">
            <text:p>0.2068972035</text:p>
          </table:table-cell>
          <table:table-cell table:formula="of:=[.C6]/400000" office:value-type="float" office:value="0.2645275">
            <text:p>0.2645275</text:p>
          </table:table-cell>
          <table:table-cell office:value-type="float" office:value="4.17897916667">
            <text:p>4.1789791667</text:p>
          </table:table-cell>
          <table:table-cell office:value-type="float" office:value="18.9574807912">
            <text:p>18.9574807912</text:p>
          </table:table-cell>
          <table:table-cell office:value-type="float" office:value="1363">
            <text:p>1363</text:p>
          </table:table-cell>
          <table:table-cell office:value-type="float" office:value="374189">
            <text:p>374189</text:p>
          </table:table-cell>
          <table:table-cell table:number-columns-repeated="1009"/>
        </table:table-row>
        <table:table-row table:style-name="ro4">
          <table:table-cell office:value-type="float" office:value="10153">
            <text:p>10153</text:p>
          </table:table-cell>
          <table:table-cell office:value-type="float" office:value="23434">
            <text:p>23434</text:p>
          </table:table-cell>
          <table:table-cell office:value-type="float" office:value="114016">
            <text:p>114016</text:p>
          </table:table-cell>
          <table:table-cell office:value-type="float" office:value="279963">
            <text:p>279963</text:p>
          </table:table-cell>
          <table:table-cell office:value-type="float" office:value="70697">
            <text:p>70697</text:p>
          </table:table-cell>
          <table:table-cell office:value-type="float" office:value="22963">
            <text:p>22963</text:p>
          </table:table-cell>
          <table:table-cell office:value-type="float" office:value="37117">
            <text:p>37117</text:p>
          </table:table-cell>
          <table:table-cell table:formula="of:=[.G7]/[.C7]" office:value-type="float" office:value="0.325542029188886">
            <text:p>0.3255420292</text:p>
          </table:table-cell>
          <table:table-cell table:formula="of:=[.F7]/[.E7]" office:value-type="float" office:value="0.32480869060922">
            <text:p>0.3248086906</text:p>
          </table:table-cell>
          <table:table-cell table:formula="of:=[.F7]/[.C7]" office:value-type="float" office:value="0.201401557676116">
            <text:p>0.2014015577</text:p>
          </table:table-cell>
          <table:table-cell table:formula="of:=[.C7]/400000" office:value-type="float" office:value="0.28504">
            <text:p>0.28504</text:p>
          </table:table-cell>
          <table:table-cell office:value-type="float" office:value="4.31051458333">
            <text:p>4.3105145833</text:p>
          </table:table-cell>
          <table:table-cell office:value-type="float" office:value="18.146988142">
            <text:p>18.146988142</text:p>
          </table:table-cell>
          <table:table-cell office:value-type="float" office:value="969">
            <text:p>969</text:p>
          </table:table-cell>
          <table:table-cell office:value-type="float" office:value="365984">
            <text:p>365984</text:p>
          </table:table-cell>
          <table:table-cell table:number-columns-repeated="1009"/>
        </table:table-row>
        <table:table-row table:style-name="ro4">
          <table:table-cell office:value-type="float" office:value="16176">
            <text:p>16176</text:p>
          </table:table-cell>
          <table:table-cell office:value-type="float" office:value="33678">
            <text:p>33678</text:p>
          </table:table-cell>
          <table:table-cell office:value-type="float" office:value="125425">
            <text:p>125425</text:p>
          </table:table-cell>
          <table:table-cell office:value-type="float" office:value="266419">
            <text:p>266419</text:p>
          </table:table-cell>
          <table:table-cell office:value-type="float" office:value="73445">
            <text:p>73445</text:p>
          </table:table-cell>
          <table:table-cell office:value-type="float" office:value="29010">
            <text:p>29010</text:p>
          </table:table-cell>
          <table:table-cell office:value-type="float" office:value="43298">
            <text:p>43298</text:p>
          </table:table-cell>
          <table:table-cell table:formula="of:=[.G8]/[.C8]" office:value-type="float" office:value="0.345210285030895">
            <text:p>0.345210285</text:p>
          </table:table-cell>
          <table:table-cell table:formula="of:=[.F8]/[.E8]" office:value-type="float" office:value="0.394989447886173">
            <text:p>0.3949894479</text:p>
          </table:table-cell>
          <table:table-cell table:formula="of:=[.F8]/[.C8]" office:value-type="float" office:value="0.231293601754036">
            <text:p>0.2312936018</text:p>
          </table:table-cell>
          <table:table-cell table:formula="of:=[.C8]/400000" office:value-type="float" office:value="0.3135625">
            <text:p>0.3135625</text:p>
          </table:table-cell>
          <table:table-cell office:value-type="float" office:value="6.26193125">
            <text:p>6.26193125</text:p>
          </table:table-cell>
          <table:table-cell office:value-type="float" office:value="23.9643372533">
            <text:p>23.9643372533</text:p>
          </table:table-cell>
          <table:table-cell office:value-type="float" office:value="1816">
            <text:p>1816</text:p>
          </table:table-cell>
          <table:table-cell office:value-type="float" office:value="354575">
            <text:p>354575</text:p>
          </table:table-cell>
          <table:table-cell table:number-columns-repeated="1009"/>
        </table:table-row>
        <table:table-row table:style-name="ro4">
          <table:table-cell office:value-type="float" office:value="15921">
            <text:p>15921</text:p>
          </table:table-cell>
          <table:table-cell office:value-type="float" office:value="32357">
            <text:p>32357</text:p>
          </table:table-cell>
          <table:table-cell office:value-type="float" office:value="124207">
            <text:p>124207</text:p>
          </table:table-cell>
          <table:table-cell office:value-type="float" office:value="269148">
            <text:p>269148</text:p>
          </table:table-cell>
          <table:table-cell office:value-type="float" office:value="70752">
            <text:p>70752</text:p>
          </table:table-cell>
          <table:table-cell office:value-type="float" office:value="28738">
            <text:p>28738</text:p>
          </table:table-cell>
          <table:table-cell office:value-type="float" office:value="43916">
            <text:p>43916</text:p>
          </table:table-cell>
          <table:table-cell table:formula="of:=[.G9]/[.C9]" office:value-type="float" office:value="0.35357105477147">
            <text:p>0.3535710548</text:p>
          </table:table-cell>
          <table:table-cell table:formula="of:=[.F9]/[.E9]" office:value-type="float" office:value="0.406179330619629">
            <text:p>0.4061793306</text:p>
          </table:table-cell>
          <table:table-cell table:formula="of:=[.F9]/[.C9]" office:value-type="float" office:value="0.231371822844123">
            <text:p>0.2313718228</text:p>
          </table:table-cell>
          <table:table-cell table:formula="of:=[.C9]/400000" office:value-type="float" office:value="0.3105175">
            <text:p>0.3105175</text:p>
          </table:table-cell>
          <table:table-cell office:value-type="float" office:value="5.37338125">
            <text:p>5.37338125</text:p>
          </table:table-cell>
          <table:table-cell office:value-type="float" office:value="20.7655204618">
            <text:p>20.7655204618</text:p>
          </table:table-cell>
          <table:table-cell office:value-type="float" office:value="2089">
            <text:p>2089</text:p>
          </table:table-cell>
          <table:table-cell office:value-type="float" office:value="355793">
            <text:p>355793</text:p>
          </table:table-cell>
          <table:table-cell table:number-columns-repeated="1009"/>
        </table:table-row>
        <table:table-row table:style-name="ro4">
          <table:table-cell office:value-type="float" office:value="12676">
            <text:p>12676</text:p>
          </table:table-cell>
          <table:table-cell office:value-type="float" office:value="29428">
            <text:p>29428</text:p>
          </table:table-cell>
          <table:table-cell office:value-type="float" office:value="116755">
            <text:p>116755</text:p>
          </table:table-cell>
          <table:table-cell office:value-type="float" office:value="281534">
            <text:p>281534</text:p>
          </table:table-cell>
          <table:table-cell office:value-type="float" office:value="67859">
            <text:p>67859</text:p>
          </table:table-cell>
          <table:table-cell office:value-type="float" office:value="26120">
            <text:p>26120</text:p>
          </table:table-cell>
          <table:table-cell office:value-type="float" office:value="40279">
            <text:p>40279</text:p>
          </table:table-cell>
          <table:table-cell table:formula="of:=[.G10]/[.C10]" office:value-type="float" office:value="0.344987366708064">
            <text:p>0.3449873667</text:p>
          </table:table-cell>
          <table:table-cell table:formula="of:=[.F10]/[.E10]" office:value-type="float" office:value="0.384915781252303">
            <text:p>0.3849157813</text:p>
          </table:table-cell>
          <table:table-cell table:formula="of:=[.F10]/[.C10]" office:value-type="float" office:value="0.223716329065136">
            <text:p>0.2237163291</text:p>
          </table:table-cell>
          <table:table-cell table:formula="of:=[.C10]/400000" office:value-type="float" office:value="0.2918875">
            <text:p>0.2918875</text:p>
          </table:table-cell>
          <table:table-cell office:value-type="float" office:value="5.62212916667">
            <text:p>5.6221291667</text:p>
          </table:table-cell>
          <table:table-cell office:value-type="float" office:value="23.1135454584">
            <text:p>23.1135454584</text:p>
          </table:table-cell>
          <table:table-cell office:value-type="float" office:value="1941">
            <text:p>1941</text:p>
          </table:table-cell>
          <table:table-cell office:value-type="float" office:value="363245">
            <text:p>363245</text:p>
          </table:table-cell>
          <table:table-cell table:number-columns-repeated="1009"/>
        </table:table-row>
        <table:table-row table:style-name="ro4">
          <table:table-cell office:value-type="float" office:value="12813">
            <text:p>12813</text:p>
          </table:table-cell>
          <table:table-cell office:value-type="float" office:value="30074">
            <text:p>30074</text:p>
          </table:table-cell>
          <table:table-cell office:value-type="float" office:value="116065">
            <text:p>116065</text:p>
          </table:table-cell>
          <table:table-cell office:value-type="float" office:value="280136">
            <text:p>280136</text:p>
          </table:table-cell>
          <table:table-cell office:value-type="float" office:value="68075">
            <text:p>68075</text:p>
          </table:table-cell>
          <table:table-cell office:value-type="float" office:value="25688">
            <text:p>25688</text:p>
          </table:table-cell>
          <table:table-cell office:value-type="float" office:value="39780">
            <text:p>39780</text:p>
          </table:table-cell>
          <table:table-cell table:formula="of:=[.G11]/[.C11]" office:value-type="float" office:value="0.342738982466721">
            <text:p>0.3427389825</text:p>
          </table:table-cell>
          <table:table-cell table:formula="of:=[.F11]/[.E11]" office:value-type="float" office:value="0.377348512669849">
            <text:p>0.3773485127</text:p>
          </table:table-cell>
          <table:table-cell table:formula="of:=[.F11]/[.C11]" office:value-type="float" office:value="0.221324257958902">
            <text:p>0.221324258</text:p>
          </table:table-cell>
          <table:table-cell table:formula="of:=[.C11]/400000" office:value-type="float" office:value="0.2901625">
            <text:p>0.2901625</text:p>
          </table:table-cell>
          <table:table-cell office:value-type="float" office:value="5.78719375">
            <text:p>5.78719375</text:p>
          </table:table-cell>
          <table:table-cell office:value-type="float" office:value="23.9335975531">
            <text:p>23.9335975531</text:p>
          </table:table-cell>
          <table:table-cell office:value-type="float" office:value="1626">
            <text:p>1626</text:p>
          </table:table-cell>
          <table:table-cell office:value-type="float" office:value="363935">
            <text:p>363935</text:p>
          </table:table-cell>
          <table:table-cell table:number-columns-repeated="1009"/>
        </table:table-row>
        <table:table-row table:style-name="ro4">
          <table:table-cell office:value-type="float" office:value="17334">
            <text:p>17334</text:p>
          </table:table-cell>
          <table:table-cell office:value-type="float" office:value="34483">
            <text:p>34483</text:p>
          </table:table-cell>
          <table:table-cell office:value-type="float" office:value="125703">
            <text:p>125703</text:p>
          </table:table-cell>
          <table:table-cell office:value-type="float" office:value="267598">
            <text:p>267598</text:p>
          </table:table-cell>
          <table:table-cell office:value-type="float" office:value="70382">
            <text:p>70382</text:p>
          </table:table-cell>
          <table:table-cell office:value-type="float" office:value="31163">
            <text:p>31163</text:p>
          </table:table-cell>
          <table:table-cell office:value-type="float" office:value="46038">
            <text:p>46038</text:p>
          </table:table-cell>
          <table:table-cell table:formula="of:=[.G12]/[.C12]" office:value-type="float" office:value="0.36624424238085">
            <text:p>0.3662442424</text:p>
          </table:table-cell>
          <table:table-cell table:formula="of:=[.F12]/[.E12]" office:value-type="float" office:value="0.442769458100082">
            <text:p>0.4427694581</text:p>
          </table:table-cell>
          <table:table-cell table:formula="of:=[.F12]/[.C12]" office:value-type="float" office:value="0.247909755534872">
            <text:p>0.2479097555</text:p>
          </table:table-cell>
          <table:table-cell table:formula="of:=[.C12]/400000" office:value-type="float" office:value="0.3142575">
            <text:p>0.3142575</text:p>
          </table:table-cell>
          <table:table-cell office:value-type="float" office:value="6.598625">
            <text:p>6.598625</text:p>
          </table:table-cell>
          <table:table-cell office:value-type="float" office:value="25.1970120045">
            <text:p>25.1970120045</text:p>
          </table:table-cell>
          <table:table-cell office:value-type="float" office:value="2113">
            <text:p>2113</text:p>
          </table:table-cell>
          <table:table-cell office:value-type="float" office:value="354297">
            <text:p>354297</text:p>
          </table:table-cell>
          <table:table-cell table:number-columns-repeated="1009"/>
        </table:table-row>
        <table:table-row table:style-name="ro4">
          <table:table-cell table:number-columns-repeated="2" office:value-type="string">
            <text:p>Cube/</text:p>
          </table:table-cell>
          <table:table-cell office:value-type="string">
            <text:p>Cube</text:p>
          </table:table-cell>
          <table:table-cell table:number-columns-repeated="4" office:value-type="string">
            <text:p>Cube/</text:p>
          </table:table-cell>
          <table:table-cell office:value-type="string">
            <text:p>Cube</text:p>
          </table:table-cell>
          <table:table-cell table:formula="of:=[.F13]/[.E13]" office:value-type="float" office:value="0">
            <text:p>#VALUE!</text:p>
          </table:table-cell>
          <table:table-cell table:number-columns-repeated="2" office:value-type="string">
            <text:p>Cube</text:p>
          </table:table-cell>
          <table:table-cell table:number-columns-repeated="4" office:value-type="string">
            <text:p>Cube/</text:p>
          </table:table-cell>
          <table:table-cell office:value-type="string">
            <text:p>Cube</text:p>
          </table:table-cell>
          <table:table-cell table:number-columns-repeated="1008"/>
        </table:table-row>
        <table:table-row table:style-name="ro4">
          <table:table-cell office:value-type="float" office:value="10074">
            <text:p>10074</text:p>
          </table:table-cell>
          <table:table-cell office:value-type="float" office:value="23615">
            <text:p>23615</text:p>
          </table:table-cell>
          <table:table-cell office:value-type="float" office:value="109350">
            <text:p>109350</text:p>
          </table:table-cell>
          <table:table-cell office:value-type="float" office:value="290496">
            <text:p>290496</text:p>
          </table:table-cell>
          <table:table-cell office:value-type="float" office:value="68594">
            <text:p>68594</text:p>
          </table:table-cell>
          <table:table-cell office:value-type="float" office:value="20378">
            <text:p>20378</text:p>
          </table:table-cell>
          <table:table-cell office:value-type="float" office:value="33363">
            <text:p>33363</text:p>
          </table:table-cell>
          <table:table-cell table:formula="of:=[.G14]/[.C14]" office:value-type="float" office:value="0.305102880658436">
            <text:p>0.3051028807</text:p>
          </table:table-cell>
          <table:table-cell table:formula="of:=[.F14]/[.E14]" office:value-type="float" office:value="0.297081377379946">
            <text:p>0.2970813774</text:p>
          </table:table-cell>
          <table:table-cell table:formula="of:=[.F14]/[.C14]" office:value-type="float" office:value="0.186355738454504">
            <text:p>0.1863557385</text:p>
          </table:table-cell>
          <table:table-cell table:formula="of:=[.C14]/400000" office:value-type="float" office:value="0.273375">
            <text:p>0.273375</text:p>
          </table:table-cell>
          <table:table-cell office:value-type="float" office:value="3.80623541667">
            <text:p>3.8062354167</text:p>
          </table:table-cell>
          <table:table-cell office:value-type="float" office:value="16.7077549154">
            <text:p>16.7077549154</text:p>
          </table:table-cell>
          <table:table-cell office:value-type="float" office:value="279">
            <text:p>279</text:p>
          </table:table-cell>
          <table:table-cell office:value-type="float" office:value="370650">
            <text:p>370650</text:p>
          </table:table-cell>
          <table:table-cell table:number-columns-repeated="1009"/>
        </table:table-row>
        <table:table-row table:style-name="ro4">
          <table:table-cell office:value-type="float" office:value="11976">
            <text:p>11976</text:p>
          </table:table-cell>
          <table:table-cell office:value-type="float" office:value="23645">
            <text:p>23645</text:p>
          </table:table-cell>
          <table:table-cell office:value-type="float" office:value="104074">
            <text:p>104074</text:p>
          </table:table-cell>
          <table:table-cell office:value-type="float" office:value="300564">
            <text:p>300564</text:p>
          </table:table-cell>
          <table:table-cell office:value-type="float" office:value="61386">
            <text:p>61386</text:p>
          </table:table-cell>
          <table:table-cell office:value-type="float" office:value="22780">
            <text:p>22780</text:p>
          </table:table-cell>
          <table:table-cell office:value-type="float" office:value="35262">
            <text:p>35262</text:p>
          </table:table-cell>
          <table:table-cell table:formula="of:=[.G15]/[.C15]" office:value-type="float" office:value="0.338816611257375">
            <text:p>0.3388166113</text:p>
          </table:table-cell>
          <table:table-cell table:formula="of:=[.F15]/[.E15]" office:value-type="float" office:value="0.371094386342163">
            <text:p>0.3710943863</text:p>
          </table:table-cell>
          <table:table-cell table:formula="of:=[.F15]/[.C15]" office:value-type="float" office:value="0.218882718065991">
            <text:p>0.2188827181</text:p>
          </table:table-cell>
          <table:table-cell table:formula="of:=[.C15]/400000" office:value-type="float" office:value="0.260185">
            <text:p>0.260185</text:p>
          </table:table-cell>
          <table:table-cell office:value-type="float" office:value="4.60675833333">
            <text:p>4.6067583333</text:p>
          </table:table-cell>
          <table:table-cell office:value-type="float" office:value="21.2468435921">
            <text:p>21.2468435921</text:p>
          </table:table-cell>
          <table:table-cell office:value-type="float" office:value="248">
            <text:p>248</text:p>
          </table:table-cell>
          <table:table-cell office:value-type="float" office:value="375926">
            <text:p>375926</text:p>
          </table:table-cell>
          <table:table-cell table:number-columns-repeated="1009"/>
        </table:table-row>
        <table:table-row table:style-name="ro4">
          <table:table-cell office:value-type="float" office:value="16615">
            <text:p>16615</text:p>
          </table:table-cell>
          <table:table-cell office:value-type="float" office:value="35219">
            <text:p>35219</text:p>
          </table:table-cell>
          <table:table-cell office:value-type="float" office:value="128716">
            <text:p>128716</text:p>
          </table:table-cell>
          <table:table-cell office:value-type="float" office:value="261599">
            <text:p>261599</text:p>
          </table:table-cell>
          <table:table-cell office:value-type="float" office:value="73972">
            <text:p>73972</text:p>
          </table:table-cell>
          <table:table-cell office:value-type="float" office:value="29817">
            <text:p>29817</text:p>
          </table:table-cell>
          <table:table-cell office:value-type="float" office:value="44685">
            <text:p>44685</text:p>
          </table:table-cell>
          <table:table-cell table:formula="of:=[.G16]/[.C16]" office:value-type="float" office:value="0.347159638273408">
            <text:p>0.3471596383</text:p>
          </table:table-cell>
          <table:table-cell table:formula="of:=[.F16]/[.E16]" office:value-type="float" office:value="0.403084951062564">
            <text:p>0.4030849511</text:p>
          </table:table-cell>
          <table:table-cell table:formula="of:=[.F16]/[.C16]" office:value-type="float" office:value="0.231649522980826">
            <text:p>0.231649523</text:p>
          </table:table-cell>
          <table:table-cell table:formula="of:=[.C16]/400000" office:value-type="float" office:value="0.32179">
            <text:p>0.32179</text:p>
          </table:table-cell>
          <table:table-cell office:value-type="float" office:value="5.98301666667">
            <text:p>5.9830166667</text:p>
          </table:table-cell>
          <table:table-cell office:value-type="float" office:value="22.3115075049">
            <text:p>22.3115075049</text:p>
          </table:table-cell>
          <table:table-cell office:value-type="float" office:value="483">
            <text:p>483</text:p>
          </table:table-cell>
          <table:table-cell office:value-type="float" office:value="351284">
            <text:p>351284</text:p>
          </table:table-cell>
          <table:table-cell table:number-columns-repeated="1009"/>
        </table:table-row>
        <table:table-row table:style-name="ro4">
          <table:table-cell office:value-type="float" office:value="10225">
            <text:p>10225</text:p>
          </table:table-cell>
          <table:table-cell office:value-type="float" office:value="22869">
            <text:p>22869</text:p>
          </table:table-cell>
          <table:table-cell office:value-type="float" office:value="104622">
            <text:p>104622</text:p>
          </table:table-cell>
          <table:table-cell office:value-type="float" office:value="298736">
            <text:p>298736</text:p>
          </table:table-cell>
          <table:table-cell office:value-type="float" office:value="64949">
            <text:p>64949</text:p>
          </table:table-cell>
          <table:table-cell office:value-type="float" office:value="20536">
            <text:p>20536</text:p>
          </table:table-cell>
          <table:table-cell office:value-type="float" office:value="32530">
            <text:p>32530</text:p>
          </table:table-cell>
          <table:table-cell table:formula="of:=[.G17]/[.C17]" office:value-type="float" office:value="0.310928867733364">
            <text:p>0.3109288677</text:p>
          </table:table-cell>
          <table:table-cell table:formula="of:=[.F17]/[.E17]" office:value-type="float" office:value="0.31618654636715">
            <text:p>0.3161865464</text:p>
          </table:table-cell>
          <table:table-cell table:formula="of:=[.F17]/[.C17]" office:value-type="float" office:value="0.19628758769666">
            <text:p>0.1962875877</text:p>
          </table:table-cell>
          <table:table-cell table:formula="of:=[.C17]/400000" office:value-type="float" office:value="0.261555">
            <text:p>0.261555</text:p>
          </table:table-cell>
          <table:table-cell office:value-type="float" office:value="3.87869375">
            <text:p>3.87869375</text:p>
          </table:table-cell>
          <table:table-cell office:value-type="float" office:value="17.795234272">
            <text:p>17.795234272</text:p>
          </table:table-cell>
          <table:table-cell office:value-type="float" office:value="259">
            <text:p>259</text:p>
          </table:table-cell>
          <table:table-cell office:value-type="float" office:value="375378">
            <text:p>375378</text:p>
          </table:table-cell>
          <table:table-cell table:number-columns-repeated="1009"/>
        </table:table-row>
        <table:table-row table:style-name="ro4">
          <table:table-cell office:value-type="float" office:value="7497">
            <text:p>7497</text:p>
          </table:table-cell>
          <table:table-cell office:value-type="float" office:value="18395">
            <text:p>18395</text:p>
          </table:table-cell>
          <table:table-cell office:value-type="float" office:value="102137">
            <text:p>102137</text:p>
          </table:table-cell>
          <table:table-cell office:value-type="float" office:value="301834">
            <text:p>301834</text:p>
          </table:table-cell>
          <table:table-cell office:value-type="float" office:value="62916">
            <text:p>62916</text:p>
          </table:table-cell>
          <table:table-cell office:value-type="float" office:value="21271">
            <text:p>21271</text:p>
          </table:table-cell>
          <table:table-cell office:value-type="float" office:value="33958">
            <text:p>33958</text:p>
          </table:table-cell>
          <table:table-cell table:formula="of:=[.G18]/[.C18]" office:value-type="float" office:value="0.332475009056463">
            <text:p>0.3324750091</text:p>
          </table:table-cell>
          <table:table-cell table:formula="of:=[.F18]/[.E18]" office:value-type="float" office:value="0.338085701570348">
            <text:p>0.3380857016</text:p>
          </table:table-cell>
          <table:table-cell table:formula="of:=[.F18]/[.C18]" office:value-type="float" office:value="0.20825949460039">
            <text:p>0.2082594946</text:p>
          </table:table-cell>
          <table:table-cell table:formula="of:=[.C18]/400000" office:value-type="float" office:value="0.2553425">
            <text:p>0.2553425</text:p>
          </table:table-cell>
          <table:table-cell office:value-type="float" office:value="3.51873541667">
            <text:p>3.5187354167</text:p>
          </table:table-cell>
          <table:table-cell office:value-type="float" office:value="16.5365440536">
            <text:p>16.5365440536</text:p>
          </table:table-cell>
          <table:table-cell office:value-type="float" office:value="315">
            <text:p>315</text:p>
          </table:table-cell>
          <table:table-cell office:value-type="float" office:value="377863">
            <text:p>377863</text:p>
          </table:table-cell>
          <table:table-cell table:number-columns-repeated="1009"/>
        </table:table-row>
        <table:table-row table:style-name="ro4">
          <table:table-cell office:value-type="float" office:value="9396">
            <text:p>9396</text:p>
          </table:table-cell>
          <table:table-cell office:value-type="float" office:value="20690">
            <text:p>20690</text:p>
          </table:table-cell>
          <table:table-cell office:value-type="float" office:value="82946">
            <text:p>82946</text:p>
          </table:table-cell>
          <table:table-cell office:value-type="float" office:value="338514">
            <text:p>338514</text:p>
          </table:table-cell>
          <table:table-cell office:value-type="float" office:value="48882">
            <text:p>48882</text:p>
          </table:table-cell>
          <table:table-cell office:value-type="float" office:value="17474">
            <text:p>17474</text:p>
          </table:table-cell>
          <table:table-cell office:value-type="float" office:value="27532">
            <text:p>27532</text:p>
          </table:table-cell>
          <table:table-cell table:formula="of:=[.G19]/[.C19]" office:value-type="float" office:value="0.33192679574663">
            <text:p>0.3319267957</text:p>
          </table:table-cell>
          <table:table-cell table:formula="of:=[.F19]/[.E19]" office:value-type="float" office:value="0.357473098482059">
            <text:p>0.3574730985</text:p>
          </table:table-cell>
          <table:table-cell table:formula="of:=[.F19]/[.C19]" office:value-type="float" office:value="0.210667181057555">
            <text:p>0.2106671811</text:p>
          </table:table-cell>
          <table:table-cell table:formula="of:=[.C19]/400000" office:value-type="float" office:value="0.207365">
            <text:p>0.207365</text:p>
          </table:table-cell>
          <table:table-cell office:value-type="float" office:value="3.93834166667">
            <text:p>3.9383416667</text:p>
          </table:table-cell>
          <table:table-cell office:value-type="float" office:value="22.7907795433">
            <text:p>22.7907795433</text:p>
          </table:table-cell>
          <table:table-cell office:value-type="float" office:value="278">
            <text:p>278</text:p>
          </table:table-cell>
          <table:table-cell office:value-type="float" office:value="397054">
            <text:p>397054</text:p>
          </table:table-cell>
          <table:table-cell table:number-columns-repeated="1009"/>
        </table:table-row>
        <table:table-row table:style-name="ro4">
          <table:table-cell office:value-type="float" office:value="9687">
            <text:p>9687</text:p>
          </table:table-cell>
          <table:table-cell office:value-type="float" office:value="21373">
            <text:p>21373</text:p>
          </table:table-cell>
          <table:table-cell office:value-type="float" office:value="101904">
            <text:p>101904</text:p>
          </table:table-cell>
          <table:table-cell office:value-type="float" office:value="301645">
            <text:p>301645</text:p>
          </table:table-cell>
          <table:table-cell office:value-type="float" office:value="61622">
            <text:p>61622</text:p>
          </table:table-cell>
          <table:table-cell office:value-type="float" office:value="20828">
            <text:p>20828</text:p>
          </table:table-cell>
          <table:table-cell office:value-type="float" office:value="33099">
            <text:p>33099</text:p>
          </table:table-cell>
          <table:table-cell table:formula="of:=[.G20]/[.C20]" office:value-type="float" office:value="0.324805699481865">
            <text:p>0.3248056995</text:p>
          </table:table-cell>
          <table:table-cell table:formula="of:=[.F20]/[.E20]" office:value-type="float" office:value="0.337996170198955">
            <text:p>0.3379961702</text:p>
          </table:table-cell>
          <table:table-cell table:formula="of:=[.F20]/[.C20]" office:value-type="float" office:value="0.20438844402575">
            <text:p>0.204388444</text:p>
          </table:table-cell>
          <table:table-cell table:formula="of:=[.C20]/400000" office:value-type="float" office:value="0.25476">
            <text:p>0.25476</text:p>
          </table:table-cell>
          <table:table-cell office:value-type="float" office:value="3.8755375">
            <text:p>3.8755375</text:p>
          </table:table-cell>
          <table:table-cell office:value-type="float" office:value="18.2550047103">
            <text:p>18.2550047103</text:p>
          </table:table-cell>
          <table:table-cell office:value-type="float" office:value="246">
            <text:p>246</text:p>
          </table:table-cell>
          <table:table-cell office:value-type="float" office:value="378096">
            <text:p>378096</text:p>
          </table:table-cell>
          <table:table-cell table:number-columns-repeated="1009"/>
        </table:table-row>
        <table:table-row table:style-name="ro4">
          <table:table-cell office:value-type="float" office:value="10708">
            <text:p>10708</text:p>
          </table:table-cell>
          <table:table-cell office:value-type="float" office:value="24830">
            <text:p>24830</text:p>
          </table:table-cell>
          <table:table-cell office:value-type="float" office:value="112502">
            <text:p>112502</text:p>
          </table:table-cell>
          <table:table-cell office:value-type="float" office:value="285429">
            <text:p>285429</text:p>
          </table:table-cell>
          <table:table-cell office:value-type="float" office:value="69350">
            <text:p>69350</text:p>
          </table:table-cell>
          <table:table-cell office:value-type="float" office:value="21357">
            <text:p>21357</text:p>
          </table:table-cell>
          <table:table-cell office:value-type="float" office:value="35573">
            <text:p>35573</text:p>
          </table:table-cell>
          <table:table-cell table:formula="of:=[.G21]/[.C21]" office:value-type="float" office:value="0.316198823132033">
            <text:p>0.3161988231</text:p>
          </table:table-cell>
          <table:table-cell table:formula="of:=[.F21]/[.E21]" office:value-type="float" office:value="0.307959625090123">
            <text:p>0.3079596251</text:p>
          </table:table-cell>
          <table:table-cell table:formula="of:=[.F21]/[.C21]" office:value-type="float" office:value="0.189836625126664">
            <text:p>0.1898366251</text:p>
          </table:table-cell>
          <table:table-cell table:formula="of:=[.C21]/400000" office:value-type="float" office:value="0.281255">
            <text:p>0.281255</text:p>
          </table:table-cell>
          <table:table-cell office:value-type="float" office:value="4.72253333333">
            <text:p>4.7225333333</text:p>
          </table:table-cell>
          <table:table-cell office:value-type="float" office:value="20.149117349">
            <text:p>20.149117349</text:p>
          </table:table-cell>
          <table:table-cell office:value-type="float" office:value="427">
            <text:p>427</text:p>
          </table:table-cell>
          <table:table-cell office:value-type="float" office:value="367498">
            <text:p>367498</text:p>
          </table:table-cell>
          <table:table-cell table:number-columns-repeated="1009"/>
        </table:table-row>
        <table:table-row table:style-name="ro4">
          <table:table-cell office:value-type="float" office:value="15052">
            <text:p>15052</text:p>
          </table:table-cell>
          <table:table-cell office:value-type="float" office:value="34863">
            <text:p>34863</text:p>
          </table:table-cell>
          <table:table-cell office:value-type="float" office:value="94974">
            <text:p>94974</text:p>
          </table:table-cell>
          <table:table-cell office:value-type="float" office:value="321777">
            <text:p>321777</text:p>
          </table:table-cell>
          <table:table-cell office:value-type="float" office:value="52264">
            <text:p>52264</text:p>
          </table:table-cell>
          <table:table-cell office:value-type="float" office:value="22207">
            <text:p>22207</text:p>
          </table:table-cell>
          <table:table-cell office:value-type="float" office:value="32804">
            <text:p>32804</text:p>
          </table:table-cell>
          <table:table-cell table:formula="of:=[.G22]/[.C22]" office:value-type="float" office:value="0.34539979362773">
            <text:p>0.3453997936</text:p>
          </table:table-cell>
          <table:table-cell table:formula="of:=[.F22]/[.E22]" office:value-type="float" office:value="0.424900505127813">
            <text:p>0.4249005051</text:p>
          </table:table-cell>
          <table:table-cell table:formula="of:=[.F22]/[.C22]" office:value-type="float" office:value="0.233821888095689">
            <text:p>0.2338218881</text:p>
          </table:table-cell>
          <table:table-cell table:formula="of:=[.C22]/400000" office:value-type="float" office:value="0.237435">
            <text:p>0.237435</text:p>
          </table:table-cell>
          <table:table-cell office:value-type="float" office:value="6.10534166667">
            <text:p>6.1053416667</text:p>
          </table:table-cell>
          <table:table-cell office:value-type="float" office:value="30.8564870386">
            <text:p>30.8564870386</text:p>
          </table:table-cell>
          <table:table-cell office:value-type="float" office:value="456">
            <text:p>456</text:p>
          </table:table-cell>
          <table:table-cell office:value-type="float" office:value="385026">
            <text:p>385026</text:p>
          </table:table-cell>
          <table:table-cell table:number-columns-repeated="1009"/>
        </table:table-row>
        <table:table-row table:style-name="ro4">
          <table:table-cell table:number-columns-repeated="2" office:value-type="string">
            <text:p>Tree/</text:p>
          </table:table-cell>
          <table:table-cell office:value-type="string">
            <text:p>Tree</text:p>
          </table:table-cell>
          <table:table-cell table:number-columns-repeated="4" office:value-type="string">
            <text:p>Tree/</text:p>
          </table:table-cell>
          <table:table-cell office:value-type="string">
            <text:p>Tree</text:p>
          </table:table-cell>
          <table:table-cell table:formula="of:=[.F23]/[.E23]" office:value-type="float" office:value="0">
            <text:p>#VALUE!</text:p>
          </table:table-cell>
          <table:table-cell table:number-columns-repeated="2" office:value-type="string">
            <text:p>Tree</text:p>
          </table:table-cell>
          <table:table-cell table:number-columns-repeated="4" office:value-type="string">
            <text:p>Tree/</text:p>
          </table:table-cell>
          <table:table-cell office:value-type="string">
            <text:p>Tree</text:p>
          </table:table-cell>
          <table:table-cell table:number-columns-repeated="1008"/>
        </table:table-row>
        <table:table-row table:style-name="ro4">
          <table:table-cell office:value-type="float" office:value="15664">
            <text:p>15664</text:p>
          </table:table-cell>
          <table:table-cell office:value-type="float" office:value="32943">
            <text:p>32943</text:p>
          </table:table-cell>
          <table:table-cell office:value-type="float" office:value="125989">
            <text:p>125989</text:p>
          </table:table-cell>
          <table:table-cell office:value-type="float" office:value="261872">
            <text:p>261872</text:p>
          </table:table-cell>
          <table:table-cell office:value-type="float" office:value="75511">
            <text:p>75511</text:p>
          </table:table-cell>
          <table:table-cell office:value-type="float" office:value="26042">
            <text:p>26042</text:p>
          </table:table-cell>
          <table:table-cell office:value-type="float" office:value="41402">
            <text:p>41402</text:p>
          </table:table-cell>
          <table:table-cell table:formula="of:=[.G24]/[.C24]" office:value-type="float" office:value="0.328615990284866">
            <text:p>0.3286159903</text:p>
          </table:table-cell>
          <table:table-cell table:formula="of:=[.F24]/[.E24]" office:value-type="float" office:value="0.344876905351538">
            <text:p>0.3448769054</text:p>
          </table:table-cell>
          <table:table-cell table:formula="of:=[.F24]/[.C24]" office:value-type="float" office:value="0.206700584971704">
            <text:p>0.206700585</text:p>
          </table:table-cell>
          <table:table-cell table:formula="of:=[.C24]/400000" office:value-type="float" office:value="0.3149725">
            <text:p>0.3149725</text:p>
          </table:table-cell>
          <table:table-cell office:value-type="float" office:value="5.64892916667">
            <text:p>5.6489291667</text:p>
          </table:table-cell>
          <table:table-cell office:value-type="float" office:value="21.5216090294">
            <text:p>21.5216090294</text:p>
          </table:table-cell>
          <table:table-cell office:value-type="float" office:value="1475">
            <text:p>1475</text:p>
          </table:table-cell>
          <table:table-cell office:value-type="float" office:value="354011">
            <text:p>354011</text:p>
          </table:table-cell>
          <table:table-cell table:number-columns-repeated="1009"/>
        </table:table-row>
        <table:table-row table:style-name="ro4">
          <table:table-cell office:value-type="float" office:value="12444">
            <text:p>12444</text:p>
          </table:table-cell>
          <table:table-cell office:value-type="float" office:value="25011">
            <text:p>25011</text:p>
          </table:table-cell>
          <table:table-cell office:value-type="float" office:value="113692">
            <text:p>113692</text:p>
          </table:table-cell>
          <table:table-cell office:value-type="float" office:value="282765">
            <text:p>282765</text:p>
          </table:table-cell>
          <table:table-cell office:value-type="float" office:value="67830">
            <text:p>67830</text:p>
          </table:table-cell>
          <table:table-cell office:value-type="float" office:value="25564">
            <text:p>25564</text:p>
          </table:table-cell>
          <table:table-cell office:value-type="float" office:value="38201">
            <text:p>38201</text:p>
          </table:table-cell>
          <table:table-cell table:formula="of:=[.G25]/[.C25]" office:value-type="float" office:value="0.336004292298491">
            <text:p>0.3360042923</text:p>
          </table:table-cell>
          <table:table-cell table:formula="of:=[.F25]/[.E25]" office:value-type="float" office:value="0.376883384932921">
            <text:p>0.3768833849</text:p>
          </table:table-cell>
          <table:table-cell table:formula="of:=[.F25]/[.C25]" office:value-type="float" office:value="0.224853111916406">
            <text:p>0.2248531119</text:p>
          </table:table-cell>
          <table:table-cell table:formula="of:=[.C25]/400000" office:value-type="float" office:value="0.28423">
            <text:p>0.28423</text:p>
          </table:table-cell>
          <table:table-cell office:value-type="float" office:value="4.44016666667">
            <text:p>4.4401666667</text:p>
          </table:table-cell>
          <table:table-cell office:value-type="float" office:value="18.7460859163">
            <text:p>18.7460859163</text:p>
          </table:table-cell>
          <table:table-cell office:value-type="float" office:value="1088">
            <text:p>1088</text:p>
          </table:table-cell>
          <table:table-cell office:value-type="float" office:value="366308">
            <text:p>366308</text:p>
          </table:table-cell>
          <table:table-cell table:number-columns-repeated="1009"/>
        </table:table-row>
        <table:table-row table:style-name="ro4">
          <table:table-cell office:value-type="float" office:value="20572">
            <text:p>20572</text:p>
          </table:table-cell>
          <table:table-cell office:value-type="float" office:value="41103">
            <text:p>41103</text:p>
          </table:table-cell>
          <table:table-cell office:value-type="float" office:value="141609">
            <text:p>141609</text:p>
          </table:table-cell>
          <table:table-cell office:value-type="float" office:value="238801">
            <text:p>238801</text:p>
          </table:table-cell>
          <table:table-cell office:value-type="float" office:value="81861">
            <text:p>81861</text:p>
          </table:table-cell>
          <table:table-cell office:value-type="float" office:value="30586">
            <text:p>30586</text:p>
          </table:table-cell>
          <table:table-cell office:value-type="float" office:value="46994">
            <text:p>46994</text:p>
          </table:table-cell>
          <table:table-cell table:formula="of:=[.G26]/[.C26]" office:value-type="float" office:value="0.331857438439647">
            <text:p>0.3318574384</text:p>
          </table:table-cell>
          <table:table-cell table:formula="of:=[.F26]/[.E26]" office:value-type="float" office:value="0.373633354100243">
            <text:p>0.3736333541</text:p>
          </table:table-cell>
          <table:table-cell table:formula="of:=[.F26]/[.C26]" office:value-type="float" office:value="0.215989096738202">
            <text:p>0.2159890967</text:p>
          </table:table-cell>
          <table:table-cell table:formula="of:=[.C26]/400000" office:value-type="float" office:value="0.3540225">
            <text:p>0.3540225</text:p>
          </table:table-cell>
          <table:table-cell office:value-type="float" office:value="7.3195875">
            <text:p>7.3195875</text:p>
          </table:table-cell>
          <table:table-cell office:value-type="float" office:value="24.810584073">
            <text:p>24.810584073</text:p>
          </table:table-cell>
          <table:table-cell office:value-type="float" office:value="1413">
            <text:p>1413</text:p>
          </table:table-cell>
          <table:table-cell office:value-type="float" office:value="338391">
            <text:p>338391</text:p>
          </table:table-cell>
          <table:table-cell table:number-columns-repeated="1009"/>
        </table:table-row>
        <table:table-row table:style-name="ro4">
          <table:table-cell office:value-type="float" office:value="15469">
            <text:p>15469</text:p>
          </table:table-cell>
          <table:table-cell office:value-type="float" office:value="32020">
            <text:p>32020</text:p>
          </table:table-cell>
          <table:table-cell office:value-type="float" office:value="120106">
            <text:p>120106</text:p>
          </table:table-cell>
          <table:table-cell office:value-type="float" office:value="274229">
            <text:p>274229</text:p>
          </table:table-cell>
          <table:table-cell office:value-type="float" office:value="70015">
            <text:p>70015</text:p>
          </table:table-cell>
          <table:table-cell office:value-type="float" office:value="27203">
            <text:p>27203</text:p>
          </table:table-cell>
          <table:table-cell office:value-type="float" office:value="40245">
            <text:p>40245</text:p>
          </table:table-cell>
          <table:table-cell table:formula="of:=[.G27]/[.C27]" office:value-type="float" office:value="0.335079013538041">
            <text:p>0.3350790135</text:p>
          </table:table-cell>
          <table:table-cell table:formula="of:=[.F27]/[.E27]" office:value-type="float" office:value="0.3885310290652">
            <text:p>0.3885310291</text:p>
          </table:table-cell>
          <table:table-cell table:formula="of:=[.F27]/[.C27]" office:value-type="float" office:value="0.226491599087473">
            <text:p>0.2264915991</text:p>
          </table:table-cell>
          <table:table-cell table:formula="of:=[.C27]/400000" office:value-type="float" office:value="0.300265">
            <text:p>0.300265</text:p>
          </table:table-cell>
          <table:table-cell office:value-type="float" office:value="5.318275">
            <text:p>5.318275</text:p>
          </table:table-cell>
          <table:table-cell office:value-type="float" office:value="21.2543253459">
            <text:p>21.2543253459</text:p>
          </table:table-cell>
          <table:table-cell office:value-type="float" office:value="1378">
            <text:p>1378</text:p>
          </table:table-cell>
          <table:table-cell office:value-type="float" office:value="359894">
            <text:p>359894</text:p>
          </table:table-cell>
          <table:table-cell table:number-columns-repeated="1009"/>
        </table:table-row>
        <table:table-row table:style-name="ro4">
          <table:table-cell office:value-type="float" office:value="20019">
            <text:p>20019</text:p>
          </table:table-cell>
          <table:table-cell office:value-type="float" office:value="38672">
            <text:p>38672</text:p>
          </table:table-cell>
          <table:table-cell office:value-type="float" office:value="141796">
            <text:p>141796</text:p>
          </table:table-cell>
          <table:table-cell office:value-type="float" office:value="238911">
            <text:p>238911</text:p>
          </table:table-cell>
          <table:table-cell office:value-type="float" office:value="81982">
            <text:p>81982</text:p>
          </table:table-cell>
          <table:table-cell office:value-type="float" office:value="30927">
            <text:p>30927</text:p>
          </table:table-cell>
          <table:table-cell office:value-type="float" office:value="47508">
            <text:p>47508</text:p>
          </table:table-cell>
          <table:table-cell table:formula="of:=[.G28]/[.C28]" office:value-type="float" office:value="0.33504471212164">
            <text:p>0.3350447121</text:p>
          </table:table-cell>
          <table:table-cell table:formula="of:=[.F28]/[.E28]" office:value-type="float" office:value="0.377241345661243">
            <text:p>0.3772413457</text:p>
          </table:table-cell>
          <table:table-cell table:formula="of:=[.F28]/[.C28]" office:value-type="float" office:value="0.218109114502525">
            <text:p>0.2181091145</text:p>
          </table:table-cell>
          <table:table-cell table:formula="of:=[.C28]/400000" office:value-type="float" office:value="0.35449">
            <text:p>0.35449</text:p>
          </table:table-cell>
          <table:table-cell office:value-type="float" office:value="6.98674583333">
            <text:p>6.9867458333</text:p>
          </table:table-cell>
          <table:table-cell office:value-type="float" office:value="23.6511467178">
            <text:p>23.6511467178</text:p>
          </table:table-cell>
          <table:table-cell office:value-type="float" office:value="1227">
            <text:p>1227</text:p>
          </table:table-cell>
          <table:table-cell office:value-type="float" office:value="338204">
            <text:p>338204</text:p>
          </table:table-cell>
          <table:table-cell table:number-columns-repeated="1009"/>
        </table:table-row>
        <table:table-row table:style-name="ro4">
          <table:table-cell office:value-type="float" office:value="20122">
            <text:p>20122</text:p>
          </table:table-cell>
          <table:table-cell office:value-type="float" office:value="36866">
            <text:p>36866</text:p>
          </table:table-cell>
          <table:table-cell office:value-type="float" office:value="138058">
            <text:p>138058</text:p>
          </table:table-cell>
          <table:table-cell office:value-type="float" office:value="245897">
            <text:p>245897</text:p>
          </table:table-cell>
          <table:table-cell office:value-type="float" office:value="76351">
            <text:p>76351</text:p>
          </table:table-cell>
          <table:table-cell office:value-type="float" office:value="34279">
            <text:p>34279</text:p>
          </table:table-cell>
          <table:table-cell office:value-type="float" office:value="49041">
            <text:p>49041</text:p>
          </table:table-cell>
          <table:table-cell table:formula="of:=[.G29]/[.C29]" office:value-type="float" office:value="0.355220269741703">
            <text:p>0.3552202697</text:p>
          </table:table-cell>
          <table:table-cell table:formula="of:=[.F29]/[.E29]" office:value-type="float" office:value="0.448965959843355">
            <text:p>0.4489659598</text:p>
          </table:table-cell>
          <table:table-cell table:formula="of:=[.F29]/[.C29]" office:value-type="float" office:value="0.248294195193325">
            <text:p>0.2482941952</text:p>
          </table:table-cell>
          <table:table-cell table:formula="of:=[.C29]/400000" office:value-type="float" office:value="0.345145">
            <text:p>0.345145</text:p>
          </table:table-cell>
          <table:table-cell office:value-type="float" office:value="6.30809166667">
            <text:p>6.3080916667</text:p>
          </table:table-cell>
          <table:table-cell office:value-type="float" office:value="21.931970621">
            <text:p>21.931970621</text:p>
          </table:table-cell>
          <table:table-cell office:value-type="float" office:value="1208">
            <text:p>1208</text:p>
          </table:table-cell>
          <table:table-cell office:value-type="float" office:value="341942">
            <text:p>341942</text:p>
          </table:table-cell>
          <table:table-cell table:number-columns-repeated="1009"/>
        </table:table-row>
        <table:table-row table:style-name="ro4">
          <table:table-cell office:value-type="float" office:value="18264">
            <text:p>18264</text:p>
          </table:table-cell>
          <table:table-cell office:value-type="float" office:value="32578">
            <text:p>32578</text:p>
          </table:table-cell>
          <table:table-cell office:value-type="float" office:value="130968">
            <text:p>130968</text:p>
          </table:table-cell>
          <table:table-cell office:value-type="float" office:value="254890">
            <text:p>254890</text:p>
          </table:table-cell>
          <table:table-cell office:value-type="float" office:value="76382">
            <text:p>76382</text:p>
          </table:table-cell>
          <table:table-cell office:value-type="float" office:value="29861">
            <text:p>29861</text:p>
          </table:table-cell>
          <table:table-cell office:value-type="float" office:value="45023">
            <text:p>45023</text:p>
          </table:table-cell>
          <table:table-cell table:formula="of:=[.G30]/[.C30]" office:value-type="float" office:value="0.343770997495571">
            <text:p>0.3437709975</text:p>
          </table:table-cell>
          <table:table-cell table:formula="of:=[.F30]/[.E30]" office:value-type="float" office:value="0.39094289230447">
            <text:p>0.3909428923</text:p>
          </table:table-cell>
          <table:table-cell table:formula="of:=[.F30]/[.C30]" office:value-type="float" office:value="0.228002260094069">
            <text:p>0.2280022601</text:p>
          </table:table-cell>
          <table:table-cell table:formula="of:=[.C30]/400000" office:value-type="float" office:value="0.32742">
            <text:p>0.32742</text:p>
          </table:table-cell>
          <table:table-cell office:value-type="float" office:value="6.5797625">
            <text:p>6.5797625</text:p>
          </table:table-cell>
          <table:table-cell office:value-type="float" office:value="24.1149441085">
            <text:p>24.1149441085</text:p>
          </table:table-cell>
          <table:table-cell office:value-type="float" office:value="1811">
            <text:p>1811</text:p>
          </table:table-cell>
          <table:table-cell office:value-type="float" office:value="349032">
            <text:p>349032</text:p>
          </table:table-cell>
          <table:table-cell table:number-columns-repeated="1009"/>
        </table:table-row>
        <table:table-row table:style-name="ro4">
          <table:table-cell office:value-type="float" office:value="15746">
            <text:p>15746</text:p>
          </table:table-cell>
          <table:table-cell office:value-type="float" office:value="32817">
            <text:p>32817</text:p>
          </table:table-cell>
          <table:table-cell office:value-type="float" office:value="123339">
            <text:p>123339</text:p>
          </table:table-cell>
          <table:table-cell office:value-type="float" office:value="265070">
            <text:p>265070</text:p>
          </table:table-cell>
          <table:table-cell office:value-type="float" office:value="75628">
            <text:p>75628</text:p>
          </table:table-cell>
          <table:table-cell office:value-type="float" office:value="24975">
            <text:p>24975</text:p>
          </table:table-cell>
          <table:table-cell office:value-type="float" office:value="37947">
            <text:p>37947</text:p>
          </table:table-cell>
          <table:table-cell table:formula="of:=[.G31]/[.C31]" office:value-type="float" office:value="0.307664242453725">
            <text:p>0.3076642425</text:p>
          </table:table-cell>
          <table:table-cell table:formula="of:=[.F31]/[.E31]" office:value-type="float" office:value="0.330234833659491">
            <text:p>0.3302348337</text:p>
          </table:table-cell>
          <table:table-cell table:formula="of:=[.F31]/[.C31]" office:value-type="float" office:value="0.20249069637341">
            <text:p>0.2024906964</text:p>
          </table:table-cell>
          <table:table-cell table:formula="of:=[.C31]/400000" office:value-type="float" office:value="0.3083475">
            <text:p>0.3083475</text:p>
          </table:table-cell>
          <table:table-cell office:value-type="float" office:value="6.12189583333">
            <text:p>6.1218958333</text:p>
          </table:table-cell>
          <table:table-cell office:value-type="float" office:value="23.8246621101">
            <text:p>23.8246621101</text:p>
          </table:table-cell>
          <table:table-cell office:value-type="float" office:value="1604">
            <text:p>1604</text:p>
          </table:table-cell>
          <table:table-cell office:value-type="float" office:value="356661">
            <text:p>356661</text:p>
          </table:table-cell>
          <table:table-cell table:number-columns-repeated="1009"/>
        </table:table-row>
        <table:table-row table:style-name="ro4">
          <table:table-cell office:value-type="float" office:value="12146">
            <text:p>12146</text:p>
          </table:table-cell>
          <table:table-cell office:value-type="float" office:value="25389">
            <text:p>25389</text:p>
          </table:table-cell>
          <table:table-cell office:value-type="float" office:value="109494">
            <text:p>109494</text:p>
          </table:table-cell>
          <table:table-cell office:value-type="float" office:value="286765">
            <text:p>286765</text:p>
          </table:table-cell>
          <table:table-cell office:value-type="float" office:value="66525">
            <text:p>66525</text:p>
          </table:table-cell>
          <table:table-cell office:value-type="float" office:value="24697">
            <text:p>24697</text:p>
          </table:table-cell>
          <table:table-cell office:value-type="float" office:value="37263">
            <text:p>37263</text:p>
          </table:table-cell>
          <table:table-cell table:formula="of:=[.G32]/[.C32]" office:value-type="float" office:value="0.340320017535207">
            <text:p>0.3403200175</text:p>
          </table:table-cell>
          <table:table-cell table:formula="of:=[.F32]/[.E32]" office:value-type="float" office:value="0.371243893273206">
            <text:p>0.3712438933</text:p>
          </table:table-cell>
          <table:table-cell table:formula="of:=[.F32]/[.C32]" office:value-type="float" office:value="0.225555738213966">
            <text:p>0.2255557382</text:p>
          </table:table-cell>
          <table:table-cell table:formula="of:=[.C32]/400000" office:value-type="float" office:value="0.273735">
            <text:p>0.273735</text:p>
          </table:table-cell>
          <table:table-cell office:value-type="float" office:value="4.50842083333">
            <text:p>4.5084208333</text:p>
          </table:table-cell>
          <table:table-cell office:value-type="float" office:value="19.7640235995">
            <text:p>19.7640235995</text:p>
          </table:table-cell>
          <table:table-cell office:value-type="float" office:value="1315">
            <text:p>1315</text:p>
          </table:table-cell>
          <table:table-cell office:value-type="float" office:value="370506">
            <text:p>370506</text:p>
          </table:table-cell>
          <table:table-cell table:number-columns-repeated="1009"/>
        </table:table-row>
        <table:table-row table:style-name="ro4">
          <table:table-cell table:number-columns-repeated="2" office:value-type="string">
            <text:p>Steve/</text:p>
          </table:table-cell>
          <table:table-cell office:value-type="string">
            <text:p>Steve</text:p>
          </table:table-cell>
          <table:table-cell table:number-columns-repeated="4" office:value-type="string">
            <text:p>Steve/</text:p>
          </table:table-cell>
          <table:table-cell office:value-type="string">
            <text:p>Steve</text:p>
          </table:table-cell>
          <table:table-cell table:formula="of:=[.F33]/[.E33]" office:value-type="float" office:value="0">
            <text:p>#VALUE!</text:p>
          </table:table-cell>
          <table:table-cell table:number-columns-repeated="2" office:value-type="string">
            <text:p>Steve</text:p>
          </table:table-cell>
          <table:table-cell table:number-columns-repeated="4" office:value-type="string">
            <text:p>Steve/</text:p>
          </table:table-cell>
          <table:table-cell table:number-columns-repeated="1009"/>
        </table:table-row>
        <table:table-row table:style-name="ro4">
          <table:table-cell office:value-type="float" office:value="11554">
            <text:p>11554</text:p>
          </table:table-cell>
          <table:table-cell office:value-type="float" office:value="27050">
            <text:p>27050</text:p>
          </table:table-cell>
          <table:table-cell office:value-type="float" office:value="116831">
            <text:p>116831</text:p>
          </table:table-cell>
          <table:table-cell office:value-type="float" office:value="281550">
            <text:p>281550</text:p>
          </table:table-cell>
          <table:table-cell office:value-type="float" office:value="68486">
            <text:p>68486</text:p>
          </table:table-cell>
          <table:table-cell office:value-type="float" office:value="25043">
            <text:p>25043</text:p>
          </table:table-cell>
          <table:table-cell office:value-type="float" office:value="38634">
            <text:p>38634</text:p>
          </table:table-cell>
          <table:table-cell table:formula="of:=[.G34]/[.C34]" office:value-type="float" office:value="0.330682781111178">
            <text:p>0.3306827811</text:p>
          </table:table-cell>
          <table:table-cell table:formula="of:=[.F34]/[.E34]" office:value-type="float" office:value="0.365665975527845">
            <text:p>0.3656659755</text:p>
          </table:table-cell>
          <table:table-cell table:formula="of:=[.F34]/[.C34]" office:value-type="float" office:value="0.214352355111229">
            <text:p>0.2143523551</text:p>
          </table:table-cell>
          <table:table-cell table:formula="of:=[.C34]/400000" office:value-type="float" office:value="0.2920775">
            <text:p>0.2920775</text:p>
          </table:table-cell>
          <table:table-cell office:value-type="float" office:value="5.79483333333">
            <text:p>5.7948333333</text:p>
          </table:table-cell>
          <table:table-cell office:value-type="float" office:value="23.8080646404">
            <text:p>23.8080646404</text:p>
          </table:table-cell>
          <table:table-cell office:value-type="float" office:value="1498">
            <text:p>1498</text:p>
          </table:table-cell>
          <table:table-cell office:value-type="float" office:value="363169">
            <text:p>363169</text:p>
          </table:table-cell>
          <table:table-cell table:number-columns-repeated="1009"/>
        </table:table-row>
        <table:table-row table:style-name="ro4">
          <table:table-cell office:value-type="float" office:value="9093">
            <text:p>9093</text:p>
          </table:table-cell>
          <table:table-cell office:value-type="float" office:value="21620">
            <text:p>21620</text:p>
          </table:table-cell>
          <table:table-cell office:value-type="float" office:value="116979">
            <text:p>116979</text:p>
          </table:table-cell>
          <table:table-cell office:value-type="float" office:value="281488">
            <text:p>281488</text:p>
          </table:table-cell>
          <table:table-cell office:value-type="float" office:value="69422">
            <text:p>69422</text:p>
          </table:table-cell>
          <table:table-cell office:value-type="float" office:value="23098">
            <text:p>23098</text:p>
          </table:table-cell>
          <table:table-cell office:value-type="float" office:value="37213">
            <text:p>37213</text:p>
          </table:table-cell>
          <table:table-cell table:formula="of:=[.G35]/[.C35]" office:value-type="float" office:value="0.318116926969798">
            <text:p>0.318116927</text:p>
          </table:table-cell>
          <table:table-cell table:formula="of:=[.F35]/[.E35]" office:value-type="float" office:value="0.332718734695053">
            <text:p>0.3327187347</text:p>
          </table:table-cell>
          <table:table-cell table:formula="of:=[.F35]/[.C35]" office:value-type="float" office:value="0.197454243924123">
            <text:p>0.1974542439</text:p>
          </table:table-cell>
          <table:table-cell table:formula="of:=[.C35]/400000" office:value-type="float" office:value="0.2924475">
            <text:p>0.2924475</text:p>
          </table:table-cell>
          <table:table-cell office:value-type="float" office:value="6.52149166667">
            <text:p>6.5214916667</text:p>
          </table:table-cell>
          <table:table-cell office:value-type="float" office:value="26.7596406193">
            <text:p>26.7596406193</text:p>
          </table:table-cell>
          <table:table-cell office:value-type="float" office:value="2142">
            <text:p>2142</text:p>
          </table:table-cell>
          <table:table-cell office:value-type="float" office:value="363021">
            <text:p>363021</text:p>
          </table:table-cell>
          <table:table-cell table:number-columns-repeated="1009"/>
        </table:table-row>
        <table:table-row table:style-name="ro4">
          <table:table-cell office:value-type="float" office:value="10733">
            <text:p>10733</text:p>
          </table:table-cell>
          <table:table-cell office:value-type="float" office:value="26040">
            <text:p>26040</text:p>
          </table:table-cell>
          <table:table-cell office:value-type="float" office:value="119267">
            <text:p>119267</text:p>
          </table:table-cell>
          <table:table-cell office:value-type="float" office:value="276984">
            <text:p>276984</text:p>
          </table:table-cell>
          <table:table-cell office:value-type="float" office:value="72005">
            <text:p>72005</text:p>
          </table:table-cell>
          <table:table-cell office:value-type="float" office:value="23869">
            <text:p>23869</text:p>
          </table:table-cell>
          <table:table-cell office:value-type="float" office:value="38654">
            <text:p>38654</text:p>
          </table:table-cell>
          <table:table-cell table:formula="of:=[.G36]/[.C36]" office:value-type="float" office:value="0.32409635523657">
            <text:p>0.3240963552</text:p>
          </table:table-cell>
          <table:table-cell table:formula="of:=[.F36]/[.E36]" office:value-type="float" office:value="0.331490868689674">
            <text:p>0.3314908687</text:p>
          </table:table-cell>
          <table:table-cell table:formula="of:=[.F36]/[.C36]" office:value-type="float" office:value="0.20013079896367">
            <text:p>0.200130799</text:p>
          </table:table-cell>
          <table:table-cell table:formula="of:=[.C36]/400000" office:value-type="float" office:value="0.2981675">
            <text:p>0.2981675</text:p>
          </table:table-cell>
          <table:table-cell office:value-type="float" office:value="5.82576458333">
            <text:p>5.8257645833</text:p>
          </table:table-cell>
          <table:table-cell office:value-type="float" office:value="23.4462760026">
            <text:p>23.4462760026</text:p>
          </table:table-cell>
          <table:table-cell office:value-type="float" office:value="1480">
            <text:p>1480</text:p>
          </table:table-cell>
          <table:table-cell office:value-type="float" office:value="360733">
            <text:p>360733</text:p>
          </table:table-cell>
          <table:table-cell table:number-columns-repeated="1009"/>
        </table:table-row>
        <table:table-row table:style-name="ro4">
          <table:table-cell office:value-type="float" office:value="7256">
            <text:p>7256</text:p>
          </table:table-cell>
          <table:table-cell office:value-type="float" office:value="18808">
            <text:p>18808</text:p>
          </table:table-cell>
          <table:table-cell office:value-type="float" office:value="98340">
            <text:p>98340</text:p>
          </table:table-cell>
          <table:table-cell office:value-type="float" office:value="304844">
            <text:p>304844</text:p>
          </table:table-cell>
          <table:table-cell office:value-type="float" office:value="62428">
            <text:p>62428</text:p>
          </table:table-cell>
          <table:table-cell office:value-type="float" office:value="19720">
            <text:p>19720</text:p>
          </table:table-cell>
          <table:table-cell office:value-type="float" office:value="31924">
            <text:p>31924</text:p>
          </table:table-cell>
          <table:table-cell table:formula="of:=[.G37]/[.C37]" office:value-type="float" office:value="0.324628838722798">
            <text:p>0.3246288387</text:p>
          </table:table-cell>
          <table:table-cell table:formula="of:=[.F37]/[.E37]" office:value-type="float" office:value="0.315883898250785">
            <text:p>0.3158838983</text:p>
          </table:table-cell>
          <table:table-cell table:formula="of:=[.F37]/[.C37]" office:value-type="float" office:value="0.200528777709986">
            <text:p>0.2005287777</text:p>
          </table:table-cell>
          <table:table-cell table:formula="of:=[.C37]/400000" office:value-type="float" office:value="0.24585">
            <text:p>0.24585</text:p>
          </table:table-cell>
          <table:table-cell office:value-type="float" office:value="3.27301458333">
            <text:p>3.2730145833</text:p>
          </table:table-cell>
          <table:table-cell office:value-type="float" office:value="15.9756660565">
            <text:p>15.9756660565</text:p>
          </table:table-cell>
          <table:table-cell office:value-type="float" office:value="439">
            <text:p>439</text:p>
          </table:table-cell>
          <table:table-cell office:value-type="float" office:value="381660">
            <text:p>381660</text:p>
          </table:table-cell>
          <table:table-cell table:number-columns-repeated="1009"/>
        </table:table-row>
        <table:table-row table:style-name="ro4">
          <table:table-cell office:value-type="float" office:value="14736">
            <text:p>14736</text:p>
          </table:table-cell>
          <table:table-cell office:value-type="float" office:value="31263">
            <text:p>31263</text:p>
          </table:table-cell>
          <table:table-cell office:value-type="float" office:value="136246">
            <text:p>136246</text:p>
          </table:table-cell>
          <table:table-cell office:value-type="float" office:value="251129">
            <text:p>251129</text:p>
          </table:table-cell>
          <table:table-cell office:value-type="float" office:value="78810">
            <text:p>78810</text:p>
          </table:table-cell>
          <table:table-cell office:value-type="float" office:value="27800">
            <text:p>27800</text:p>
          </table:table-cell>
          <table:table-cell office:value-type="float" office:value="45376">
            <text:p>45376</text:p>
          </table:table-cell>
          <table:table-cell table:formula="of:=[.G38]/[.C38]" office:value-type="float" office:value="0.333044639842638">
            <text:p>0.3330446398</text:p>
          </table:table-cell>
          <table:table-cell table:formula="of:=[.F38]/[.E38]" office:value-type="float" office:value="0.352747113310494">
            <text:p>0.3527471133</text:p>
          </table:table-cell>
          <table:table-cell table:formula="of:=[.F38]/[.C38]" office:value-type="float" office:value="0.204042687491743">
            <text:p>0.2040426875</text:p>
          </table:table-cell>
          <table:table-cell table:formula="of:=[.C38]/400000" office:value-type="float" office:value="0.340615">
            <text:p>0.340615</text:p>
          </table:table-cell>
          <table:table-cell office:value-type="float" office:value="7.37280208333">
            <text:p>7.3728020833</text:p>
          </table:table-cell>
          <table:table-cell office:value-type="float" office:value="25.974670816">
            <text:p>25.974670816</text:p>
          </table:table-cell>
          <table:table-cell office:value-type="float" office:value="1951">
            <text:p>1951</text:p>
          </table:table-cell>
          <table:table-cell office:value-type="float" office:value="343754">
            <text:p>343754</text:p>
          </table:table-cell>
          <table:table-cell table:number-columns-repeated="1009"/>
        </table:table-row>
        <table:table-row table:style-name="ro4">
          <table:table-cell office:value-type="float" office:value="10029">
            <text:p>10029</text:p>
          </table:table-cell>
          <table:table-cell office:value-type="float" office:value="26426">
            <text:p>26426</text:p>
          </table:table-cell>
          <table:table-cell office:value-type="float" office:value="113427">
            <text:p>113427</text:p>
          </table:table-cell>
          <table:table-cell office:value-type="float" office:value="285281">
            <text:p>285281</text:p>
          </table:table-cell>
          <table:table-cell office:value-type="float" office:value="67538">
            <text:p>67538</text:p>
          </table:table-cell>
          <table:table-cell office:value-type="float" office:value="23598">
            <text:p>23598</text:p>
          </table:table-cell>
          <table:table-cell office:value-type="float" office:value="37746">
            <text:p>37746</text:p>
          </table:table-cell>
          <table:table-cell table:formula="of:=[.G39]/[.C39]" office:value-type="float" office:value="0.332777910021423">
            <text:p>0.33277791</text:p>
          </table:table-cell>
          <table:table-cell table:formula="of:=[.F39]/[.E39]" office:value-type="float" office:value="0.349403298883591">
            <text:p>0.3494032989</text:p>
          </table:table-cell>
          <table:table-cell table:formula="of:=[.F39]/[.C39]" office:value-type="float" office:value="0.208045703403951">
            <text:p>0.2080457034</text:p>
          </table:table-cell>
          <table:table-cell table:formula="of:=[.C39]/400000" office:value-type="float" office:value="0.2835675">
            <text:p>0.2835675</text:p>
          </table:table-cell>
          <table:table-cell office:value-type="float" office:value="4.73190416667">
            <text:p>4.7319041667</text:p>
          </table:table-cell>
          <table:table-cell office:value-type="float" office:value="20.0244562582">
            <text:p>20.0244562582</text:p>
          </table:table-cell>
          <table:table-cell office:value-type="float" office:value="911">
            <text:p>911</text:p>
          </table:table-cell>
          <table:table-cell office:value-type="float" office:value="366573">
            <text:p>366573</text:p>
          </table:table-cell>
          <table:table-cell table:number-columns-repeated="1009"/>
        </table:table-row>
        <table:table-row table:style-name="ro4">
          <table:table-cell office:value-type="float" office:value="10302">
            <text:p>10302</text:p>
          </table:table-cell>
          <table:table-cell office:value-type="float" office:value="22773">
            <text:p>22773</text:p>
          </table:table-cell>
          <table:table-cell office:value-type="float" office:value="115285">
            <text:p>115285</text:p>
          </table:table-cell>
          <table:table-cell office:value-type="float" office:value="279655">
            <text:p>279655</text:p>
          </table:table-cell>
          <table:table-cell office:value-type="float" office:value="70154">
            <text:p>70154</text:p>
          </table:table-cell>
          <table:table-cell office:value-type="float" office:value="22995">
            <text:p>22995</text:p>
          </table:table-cell>
          <table:table-cell office:value-type="float" office:value="36383">
            <text:p>36383</text:p>
          </table:table-cell>
          <table:table-cell table:formula="of:=[.G40]/[.C40]" office:value-type="float" office:value="0.315591794249035">
            <text:p>0.3155917942</text:p>
          </table:table-cell>
          <table:table-cell table:formula="of:=[.F40]/[.E40]" office:value-type="float" office:value="0.32777888644981">
            <text:p>0.3277788864</text:p>
          </table:table-cell>
          <table:table-cell table:formula="of:=[.F40]/[.C40]" office:value-type="float" office:value="0.199462202368044">
            <text:p>0.1994622024</text:p>
          </table:table-cell>
          <table:table-cell table:formula="of:=[.C40]/400000" office:value-type="float" office:value="0.2882125">
            <text:p>0.2882125</text:p>
          </table:table-cell>
          <table:table-cell office:value-type="float" office:value="4.65394583333">
            <text:p>4.6539458333</text:p>
          </table:table-cell>
          <table:table-cell office:value-type="float" office:value="19.3771436006">
            <text:p>19.3771436006</text:p>
          </table:table-cell>
          <table:table-cell office:value-type="float" office:value="1067">
            <text:p>1067</text:p>
          </table:table-cell>
          <table:table-cell office:value-type="float" office:value="364715">
            <text:p>364715</text:p>
          </table:table-cell>
          <table:table-cell table:number-columns-repeated="1009"/>
        </table:table-row>
        <table:table-row table:style-name="ro4">
          <table:table-cell office:value-type="float" office:value="10255">
            <text:p>10255</text:p>
          </table:table-cell>
          <table:table-cell office:value-type="float" office:value="24870">
            <text:p>24870</text:p>
          </table:table-cell>
          <table:table-cell office:value-type="float" office:value="115674">
            <text:p>115674</text:p>
          </table:table-cell>
          <table:table-cell office:value-type="float" office:value="282167">
            <text:p>282167</text:p>
          </table:table-cell>
          <table:table-cell office:value-type="float" office:value="67475">
            <text:p>67475</text:p>
          </table:table-cell>
          <table:table-cell office:value-type="float" office:value="24680">
            <text:p>24680</text:p>
          </table:table-cell>
          <table:table-cell office:value-type="float" office:value="39450">
            <text:p>39450</text:p>
          </table:table-cell>
          <table:table-cell table:formula="of:=[.G41]/[.C41]" office:value-type="float" office:value="0.341044659992738">
            <text:p>0.34104466</text:p>
          </table:table-cell>
          <table:table-cell table:formula="of:=[.F41]/[.E41]" office:value-type="float" office:value="0.365765098184513">
            <text:p>0.3657650982</text:p>
          </table:table-cell>
          <table:table-cell table:formula="of:=[.F41]/[.C41]" office:value-type="float" office:value="0.213358230890261">
            <text:p>0.2133582309</text:p>
          </table:table-cell>
          <table:table-cell table:formula="of:=[.C41]/400000" office:value-type="float" office:value="0.289185">
            <text:p>0.289185</text:p>
          </table:table-cell>
          <table:table-cell office:value-type="float" office:value="5.50409583333">
            <text:p>5.5040958333</text:p>
          </table:table-cell>
          <table:table-cell office:value-type="float" office:value="22.8397565572">
            <text:p>22.8397565572</text:p>
          </table:table-cell>
          <table:table-cell office:value-type="float" office:value="1471">
            <text:p>1471</text:p>
          </table:table-cell>
          <table:table-cell office:value-type="float" office:value="364326">
            <text:p>364326</text:p>
          </table:table-cell>
          <table:table-cell table:number-columns-repeated="1009"/>
        </table:table-row>
        <table:table-row table:style-name="ro4">
          <table:table-cell office:value-type="float" office:value="10993">
            <text:p>10993</text:p>
          </table:table-cell>
          <table:table-cell office:value-type="float" office:value="25922">
            <text:p>25922</text:p>
          </table:table-cell>
          <table:table-cell office:value-type="float" office:value="115300">
            <text:p>115300</text:p>
          </table:table-cell>
          <table:table-cell office:value-type="float" office:value="278899">
            <text:p>278899</text:p>
          </table:table-cell>
          <table:table-cell office:value-type="float" office:value="68844">
            <text:p>68844</text:p>
          </table:table-cell>
          <table:table-cell office:value-type="float" office:value="23671">
            <text:p>23671</text:p>
          </table:table-cell>
          <table:table-cell office:value-type="float" office:value="38602">
            <text:p>38602</text:p>
          </table:table-cell>
          <table:table-cell table:formula="of:=[.G42]/[.C42]" office:value-type="float" office:value="0.33479618386817">
            <text:p>0.3347961839</text:p>
          </table:table-cell>
          <table:table-cell table:formula="of:=[.F42]/[.E42]" office:value-type="float" office:value="0.343835337865319">
            <text:p>0.3438353379</text:p>
          </table:table-cell>
          <table:table-cell table:formula="of:=[.F42]/[.C42]" office:value-type="float" office:value="0.20529921942758">
            <text:p>0.2052992194</text:p>
          </table:table-cell>
          <table:table-cell table:formula="of:=[.C42]/400000" office:value-type="float" office:value="0.28825">
            <text:p>0.28825</text:p>
          </table:table-cell>
          <table:table-cell office:value-type="float" office:value="4.79978125">
            <text:p>4.79978125</text:p>
          </table:table-cell>
          <table:table-cell office:value-type="float" office:value="19.9817432784">
            <text:p>19.9817432784</text:p>
          </table:table-cell>
          <table:table-cell office:value-type="float" office:value="1076">
            <text:p>1076</text:p>
          </table:table-cell>
          <table:table-cell office:value-type="float" office:value="364700">
            <text:p>364700</text:p>
          </table:table-cell>
          <table:table-cell table:number-columns-repeated="1009"/>
        </table:table-row>
        <table:table-row table:style-name="ro4">
          <table:table-cell office:value-type="float" office:value="16818">
            <text:p>16818</text:p>
          </table:table-cell>
          <table:table-cell office:value-type="float" office:value="34916">
            <text:p>34916</text:p>
          </table:table-cell>
          <table:table-cell office:value-type="float" office:value="134377">
            <text:p>134377</text:p>
          </table:table-cell>
          <table:table-cell office:value-type="float" office:value="256351">
            <text:p>256351</text:p>
          </table:table-cell>
          <table:table-cell office:value-type="float" office:value="74717">
            <text:p>74717</text:p>
          </table:table-cell>
          <table:table-cell office:value-type="float" office:value="31057">
            <text:p>31057</text:p>
          </table:table-cell>
          <table:table-cell office:value-type="float" office:value="47691">
            <text:p>47691</text:p>
          </table:table-cell>
          <table:table-cell table:formula="of:=[.G43]/[.C43]" office:value-type="float" office:value="0.354904485142547">
            <text:p>0.3549044851</text:p>
          </table:table-cell>
          <table:table-cell table:formula="of:=[.F43]/[.E43]" office:value-type="float" office:value="0.415661763721777">
            <text:p>0.4156617637</text:p>
          </table:table-cell>
          <table:table-cell table:formula="of:=[.F43]/[.C43]" office:value-type="float" office:value="0.231118420563043">
            <text:p>0.2311184206</text:p>
          </table:table-cell>
          <table:table-cell table:formula="of:=[.C43]/400000" office:value-type="float" office:value="0.3359425">
            <text:p>0.3359425</text:p>
          </table:table-cell>
          <table:table-cell office:value-type="float" office:value="7.63110208333">
            <text:p>7.6311020833</text:p>
          </table:table-cell>
          <table:table-cell office:value-type="float" office:value="27.2586008022">
            <text:p>27.2586008022</text:p>
          </table:table-cell>
          <table:table-cell office:value-type="float" office:value="1783">
            <text:p>1783</text:p>
          </table:table-cell>
          <table:table-cell office:value-type="float" office:value="345623">
            <text:p>345623</text:p>
          </table:table-cell>
          <table:table-cell table:number-columns-repeated="1009"/>
        </table:table-row>
        <table:table-row table:style-name="ro4">
          <table:table-cell office:value-type="float" office:value="15345">
            <text:p>15345</text:p>
          </table:table-cell>
          <table:table-cell office:value-type="float" office:value="31736">
            <text:p>31736</text:p>
          </table:table-cell>
          <table:table-cell office:value-type="float" office:value="129661">
            <text:p>129661</text:p>
          </table:table-cell>
          <table:table-cell office:value-type="float" office:value="264821">
            <text:p>264821</text:p>
          </table:table-cell>
          <table:table-cell office:value-type="float" office:value="71477">
            <text:p>71477</text:p>
          </table:table-cell>
          <table:table-cell office:value-type="float" office:value="29001">
            <text:p>29001</text:p>
          </table:table-cell>
          <table:table-cell office:value-type="float" office:value="44146">
            <text:p>44146</text:p>
          </table:table-cell>
          <table:table-cell table:formula="of:=[.G44]/[.C44]" office:value-type="float" office:value="0.340472462806858">
            <text:p>0.3404724628</text:p>
          </table:table-cell>
          <table:table-cell table:formula="of:=[.F44]/[.E44]" office:value-type="float" office:value="0.405738909019685">
            <text:p>0.405738909</text:p>
          </table:table-cell>
          <table:table-cell table:formula="of:=[.F44]/[.C44]" office:value-type="float" office:value="0.223667872374885">
            <text:p>0.2236678724</text:p>
          </table:table-cell>
          <table:table-cell table:formula="of:=[.C44]/400000" office:value-type="float" office:value="0.3241525">
            <text:p>0.3241525</text:p>
          </table:table-cell>
          <table:table-cell office:value-type="float" office:value="7.71340208333">
            <text:p>7.7134020833</text:p>
          </table:table-cell>
          <table:table-cell office:value-type="float" office:value="28.5547157588">
            <text:p>28.5547157588</text:p>
          </table:table-cell>
          <table:table-cell office:value-type="float" office:value="2122">
            <text:p>2122</text:p>
          </table:table-cell>
          <table:table-cell office:value-type="float" office:value="350339">
            <text:p>350339</text:p>
          </table:table-cell>
          <table:table-cell table:number-columns-repeated="1009"/>
        </table:table-row>
        <table:table-row table:style-name="ro4">
          <table:table-cell office:value-type="float" office:value="10411">
            <text:p>10411</text:p>
          </table:table-cell>
          <table:table-cell office:value-type="float" office:value="26353">
            <text:p>26353</text:p>
          </table:table-cell>
          <table:table-cell office:value-type="float" office:value="109264">
            <text:p>109264</text:p>
          </table:table-cell>
          <table:table-cell office:value-type="float" office:value="291109">
            <text:p>291109</text:p>
          </table:table-cell>
          <table:table-cell office:value-type="float" office:value="66878">
            <text:p>66878</text:p>
          </table:table-cell>
          <table:table-cell office:value-type="float" office:value="21181">
            <text:p>21181</text:p>
          </table:table-cell>
          <table:table-cell office:value-type="float" office:value="34029">
            <text:p>34029</text:p>
          </table:table-cell>
          <table:table-cell table:formula="of:=[.G45]/[.C45]" office:value-type="float" office:value="0.311438351149509">
            <text:p>0.3114383511</text:p>
          </table:table-cell>
          <table:table-cell table:formula="of:=[.F45]/[.E45]" office:value-type="float" office:value="0.31671102604743">
            <text:p>0.316711026</text:p>
          </table:table-cell>
          <table:table-cell table:formula="of:=[.F45]/[.C45]" office:value-type="float" office:value="0.193851588812418">
            <text:p>0.1938515888</text:p>
          </table:table-cell>
          <table:table-cell table:formula="of:=[.C45]/400000" office:value-type="float" office:value="0.27316">
            <text:p>0.27316</text:p>
          </table:table-cell>
          <table:table-cell office:value-type="float" office:value="4.75201875">
            <text:p>4.75201875</text:p>
          </table:table-cell>
          <table:table-cell office:value-type="float" office:value="20.8757596281">
            <text:p>20.8757596281</text:p>
          </table:table-cell>
          <table:table-cell office:value-type="float" office:value="1163">
            <text:p>1163</text:p>
          </table:table-cell>
          <table:table-cell office:value-type="float" office:value="370736">
            <text:p>370736</text:p>
          </table:table-cell>
          <table:table-cell table:number-columns-repeated="1009"/>
        </table:table-row>
        <table:table-row table:style-name="ro4">
          <table:table-cell office:value-type="string">
            <text:p>Averages</text:p>
          </table:table-cell>
          <table:table-cell table:number-columns-repeated="1023"/>
        </table:table-row>
        <table:table-row table:style-name="ro4">
          <table:table-cell table:number-columns-repeated="15" office:value-type="string">
            <text:p>Sydney/</text:p>
          </table:table-cell>
          <table:table-cell table:number-columns-repeated="1009"/>
        </table:table-row>
        <table:table-row table:style-name="ro4">
          <table:table-cell table:formula="of:=AVERAGE([.A3:.A12])" office:value-type="float" office:value="13047.2">
            <text:p>13047.2</text:p>
          </table:table-cell>
          <table:table-cell table:formula="of:=AVERAGE([.B3:.B12])" office:value-type="float" office:value="28359.5">
            <text:p>28359.5</text:p>
          </table:table-cell>
          <table:table-cell table:formula="of:=AVERAGE([.C3:.C12])" office:value-type="float" office:value="117493.3">
            <text:p>117493.3</text:p>
          </table:table-cell>
          <table:table-cell table:formula="of:=AVERAGE([.D3:.D12])" office:value-type="float" office:value="277476.2">
            <text:p>277476.2</text:p>
          </table:table-cell>
          <table:table-cell table:formula="of:=AVERAGE([.E3:.E12])" office:value-type="float" office:value="69391.8">
            <text:p>69391.8</text:p>
          </table:table-cell>
          <table:table-cell table:formula="of:=AVERAGE([.F3:.F12])" office:value-type="float" office:value="26016.5">
            <text:p>26016.5</text:p>
          </table:table-cell>
          <table:table-cell table:formula="of:=AVERAGE([.G3:.G12])" office:value-type="float" office:value="40250.3">
            <text:p>40250.3</text:p>
          </table:table-cell>
          <table:table-cell table:formula="of:=AVERAGE([.H3:.H12])" office:value-type="float" office:value="0.342113733094801">
            <text:p>0.3421137331</text:p>
          </table:table-cell>
          <table:table-cell table:formula="of:=AVERAGE([.I3:.I12])" office:value-type="float" office:value="0.374687556729401">
            <text:p>0.3746875567</text:p>
          </table:table-cell>
          <table:table-cell table:formula="of:=AVERAGE([.J3:.J12])" office:value-type="float" office:value="0.220919560919104">
            <text:p>0.2209195609</text:p>
          </table:table-cell>
          <table:table-cell table:formula="of:=AVERAGE([.K3:.K12])" office:value-type="float" office:value="0.29373325">
            <text:p>0.29373325</text:p>
          </table:table-cell>
          <table:table-cell table:formula="of:=AVERAGE([.L3:.L12])" office:value-type="float" office:value="5.264538333334">
            <text:p>5.2645383333</text:p>
          </table:table-cell>
          <table:table-cell table:formula="of:=AVERAGE([.M3:.M12])" office:value-type="float" office:value="21.43386840442">
            <text:p>21.4338684044</text:p>
          </table:table-cell>
          <table:table-cell table:formula="of:=AVERAGE([.N3:.N12])" office:value-type="float" office:value="1674.5">
            <text:p>1674.5</text:p>
          </table:table-cell>
          <table:table-cell table:formula="of:=AVERAGE([.O3:.O12])" office:value-type="float" office:value="362506.7">
            <text:p>362506.7</text:p>
          </table:table-cell>
          <table:table-cell table:number-columns-repeated="1009"/>
        </table:table-row>
        <table:table-row table:style-name="ro4">
          <table:table-cell table:number-columns-repeated="15" office:value-type="string">
            <text:p>Cube/</text:p>
          </table:table-cell>
          <table:table-cell table:number-columns-repeated="1009"/>
        </table:table-row>
        <table:table-row table:style-name="ro4">
          <table:table-cell table:formula="of:=AVERAGE([.A14:.A22])" office:value-type="float" office:value="11247.7777777778">
            <text:p>11247.7777777778</text:p>
          </table:table-cell>
          <table:table-cell table:formula="of:=AVERAGE([.B14:.B22])" office:value-type="float" office:value="25055.4444444444">
            <text:p>25055.4444444444</text:p>
          </table:table-cell>
          <table:table-cell table:formula="of:=AVERAGE([.C14:.C22])" office:value-type="float" office:value="104580.555555556">
            <text:p>104580.555555556</text:p>
          </table:table-cell>
          <table:table-cell table:formula="of:=AVERAGE([.D14:.D22])" office:value-type="float" office:value="300066">
            <text:p>300066</text:p>
          </table:table-cell>
          <table:table-cell table:formula="of:=AVERAGE([.E14:.E22])" office:value-type="float" office:value="62659.4444444444">
            <text:p>62659.4444444444</text:p>
          </table:table-cell>
          <table:table-cell table:formula="of:=AVERAGE([.F14:.F22])" office:value-type="float" office:value="21849.7777777778">
            <text:p>21849.7777777778</text:p>
          </table:table-cell>
          <table:table-cell table:formula="of:=AVERAGE([.G14:.G22])" office:value-type="float" office:value="34311.7777777778">
            <text:p>34311.7777777778</text:p>
          </table:table-cell>
          <table:table-cell table:formula="of:=AVERAGE([.H14:.H22])" office:value-type="float" office:value="0.328090457663034">
            <text:p>0.3280904577</text:p>
          </table:table-cell>
          <table:table-cell table:formula="of:=AVERAGE([.I14:.I22])" office:value-type="float" office:value="0.350429151291235">
            <text:p>0.3504291513</text:p>
          </table:table-cell>
          <table:table-cell table:formula="of:=AVERAGE([.J14:.J22])" office:value-type="float" office:value="0.208905466678226">
            <text:p>0.2089054667</text:p>
          </table:table-cell>
          <table:table-cell table:formula="of:=AVERAGE([.K14:.K22])" office:value-type="float" office:value="0.261451388888889">
            <text:p>0.2614513889</text:p>
          </table:table-cell>
          <table:table-cell table:formula="of:=AVERAGE([.L14:.L22])" office:value-type="float" office:value="4.49279930555667">
            <text:p>4.4927993056</text:p>
          </table:table-cell>
          <table:table-cell table:formula="of:=AVERAGE([.M14:.M22])" office:value-type="float" office:value="20.7388081088">
            <text:p>20.7388081088</text:p>
          </table:table-cell>
          <table:table-cell table:formula="of:=AVERAGE([.N14:.N22])" office:value-type="float" office:value="332.333333333333">
            <text:p>332.3333333333</text:p>
          </table:table-cell>
          <table:table-cell table:formula="of:=AVERAGE([.O14:.O22])" office:value-type="float" office:value="375419.444444444">
            <text:p>375419.444444444</text:p>
          </table:table-cell>
          <table:table-cell table:number-columns-repeated="1009"/>
        </table:table-row>
        <table:table-row table:style-name="ro4">
          <table:table-cell table:number-columns-repeated="15" office:value-type="string">
            <text:p>Tree/</text:p>
          </table:table-cell>
          <table:table-cell table:number-columns-repeated="1009"/>
        </table:table-row>
        <table:table-row table:style-name="ro4">
          <table:table-cell table:formula="of:=AVERAGE([.A24:.A32])" office:value-type="float" office:value="16716.2222222222">
            <text:p>16716.2222222222</text:p>
          </table:table-cell>
          <table:table-cell table:formula="of:=AVERAGE([.B24:.B32])" office:value-type="float" office:value="33044.3333333333">
            <text:p>33044.3333333333</text:p>
          </table:table-cell>
          <table:table-cell table:formula="of:=AVERAGE([.C24:.C32])" office:value-type="float" office:value="127227.888888889">
            <text:p>127227.888888889</text:p>
          </table:table-cell>
          <table:table-cell table:formula="of:=AVERAGE([.D24:.D32])" office:value-type="float" office:value="261022.222222222">
            <text:p>261022.222222222</text:p>
          </table:table-cell>
          <table:table-cell table:formula="of:=AVERAGE([.E24:.E32])" office:value-type="float" office:value="74676.1111111111">
            <text:p>74676.1111111111</text:p>
          </table:table-cell>
          <table:table-cell table:formula="of:=AVERAGE([.F24:.F32])" office:value-type="float" office:value="28237.1111111111">
            <text:p>28237.1111111111</text:p>
          </table:table-cell>
          <table:table-cell table:formula="of:=AVERAGE([.G24:.G32])" office:value-type="float" office:value="42624.8888888889">
            <text:p>42624.8888888889</text:p>
          </table:table-cell>
          <table:table-cell table:formula="of:=AVERAGE([.H24:.H32])" office:value-type="float" office:value="0.334841885989877">
            <text:p>0.334841886</text:p>
          </table:table-cell>
          <table:table-cell table:formula="of:=AVERAGE([.I24:.I32])" office:value-type="float" office:value="0.378061510910185">
            <text:p>0.3780615109</text:p>
          </table:table-cell>
          <table:table-cell table:formula="of:=AVERAGE([.J24:.J32])" office:value-type="float" office:value="0.221831821899009">
            <text:p>0.2218318219</text:p>
          </table:table-cell>
          <table:table-cell table:formula="of:=AVERAGE([.K24:.K32])" office:value-type="float" office:value="0.318069722222222">
            <text:p>0.3180697222</text:p>
          </table:table-cell>
          <table:table-cell table:formula="of:=AVERAGE([.L24:.L32])" office:value-type="float" office:value="5.91465277777778">
            <text:p>5.9146527778</text:p>
          </table:table-cell>
          <table:table-cell table:formula="of:=AVERAGE([.M24:.M32])" office:value-type="float" office:value="22.1799279468333">
            <text:p>22.1799279468</text:p>
          </table:table-cell>
          <table:table-cell table:formula="of:=AVERAGE([.N24:.N32])" office:value-type="float" office:value="1391">
            <text:p>1391</text:p>
          </table:table-cell>
          <table:table-cell table:formula="of:=AVERAGE([.O24:.O32])" office:value-type="float" office:value="352772.111111111">
            <text:p>352772.111111111</text:p>
          </table:table-cell>
          <table:table-cell table:number-columns-repeated="1009"/>
        </table:table-row>
        <table:table-row table:style-name="ro4">
          <table:table-cell table:number-columns-repeated="15" office:value-type="string">
            <text:p>Steve/</text:p>
          </table:table-cell>
          <table:table-cell table:number-columns-repeated="1009"/>
        </table:table-row>
        <table:table-row table:style-name="ro4">
          <table:table-cell table:formula="of:=AVERAGE([.A34:.A45])" office:value-type="float" office:value="11460.4166666667">
            <text:p>11460.4166666667</text:p>
          </table:table-cell>
          <table:table-cell table:formula="of:=AVERAGE([.B34:.B45])" office:value-type="float" office:value="26481.4166666667">
            <text:p>26481.4166666667</text:p>
          </table:table-cell>
          <table:table-cell table:formula="of:=AVERAGE([.C34:.C45])" office:value-type="float" office:value="118387.583333333">
            <text:p>118387.583333333</text:p>
          </table:table-cell>
          <table:table-cell table:formula="of:=AVERAGE([.D34:.D45])" office:value-type="float" office:value="277856.5">
            <text:p>277856.5</text:p>
          </table:table-cell>
          <table:table-cell table:formula="of:=AVERAGE([.E34:.E45])" office:value-type="float" office:value="69852.8333333333">
            <text:p>69852.8333333333</text:p>
          </table:table-cell>
          <table:table-cell table:formula="of:=AVERAGE([.F34:.F45])" office:value-type="float" office:value="24642.75">
            <text:p>24642.75</text:p>
          </table:table-cell>
          <table:table-cell table:formula="of:=AVERAGE([.G34:.G45])" office:value-type="float" office:value="39154">
            <text:p>39154</text:p>
          </table:table-cell>
          <table:table-cell table:formula="of:=AVERAGE([.H34:.H45])" office:value-type="float" office:value="0.330132949092772">
            <text:p>0.3301329491</text:p>
          </table:table-cell>
          <table:table-cell table:formula="of:=AVERAGE([.I34:.I45])" office:value-type="float" office:value="0.351950075887165">
            <text:p>0.3519500759</text:p>
          </table:table-cell>
          <table:table-cell table:formula="of:=AVERAGE([.J34:.J45])" office:value-type="float" office:value="0.207609341753411">
            <text:p>0.2076093418</text:p>
          </table:table-cell>
          <table:table-cell table:formula="of:=AVERAGE([.K34:.K45])" office:value-type="float" office:value="0.295968958333333">
            <text:p>0.2959689583</text:p>
          </table:table-cell>
          <table:table-cell table:formula="of:=AVERAGE([.L34:.L45])" office:value-type="float" office:value="5.71451302083167">
            <text:p>5.7145130208</text:p>
          </table:table-cell>
          <table:table-cell table:formula="of:=AVERAGE([.M34:.M45])" office:value-type="float" office:value="22.906374501525">
            <text:p>22.9063745015</text:p>
          </table:table-cell>
          <table:table-cell table:formula="of:=AVERAGE([.N34:.N45])" office:value-type="float" office:value="1425.25">
            <text:p>1425.25</text:p>
          </table:table-cell>
          <table:table-cell table:formula="of:=AVERAGE([.O34:.O45])" office:value-type="float" office:value="361612.416666667">
            <text:p>361612.416666667</text:p>
          </table:table-cell>
          <table:table-cell table:number-columns-repeated="1009"/>
        </table:table-row>
        <table:table-row table:style-name="ro4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Fisk</meta:initial-creator>
    <meta:creation-date>2014-10-26T17:23:03</meta:creation-date>
    <dc:date>2014-11-03T16:38:22</dc:date>
    <dc:creator>James Fisk</dc:creator>
    <meta:editing-duration>PT8M7S</meta:editing-duration>
    <meta:editing-cycles>4</meta:editing-cycles>
    <meta:generator>LibreOffice/3.5$Linux_X86_64 LibreOffice_project/350m1$Build-2</meta:generator>
    <meta:document-statistic meta:table-count="3" meta:cell-count="798" meta:object-count="0"/>
  </office:meta>
</office:document-meta>
</file>